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 style:line-height-at-least="0.529cm"/>
      <style:text-properties fo:color="#cccccc" loext:opacity="100%" style:font-name="Droid Sans Mono" fo:font-size="11.25pt" fo:font-weight="normal" fo:background-color="#1f1f1f"/>
    </style:style>
    <style:style style:name="P2" style:family="paragraph" style:parent-style-name="Standard">
      <style:paragraph-properties style:line-height-at-least="0.529cm"/>
      <style:text-properties fo:color="#cccccc" loext:opacity="100%" style:font-name="Droid Sans Mono" fo:font-size="11.25pt" fo:font-weight="normal" fo:background-color="#1f1f1f"/>
    </style:style>
    <style:style style:name="P3" style:family="paragraph" style:parent-style-name="Standard">
      <style:paragraph-properties style:line-height-at-least="0.529cm"/>
      <style:text-properties fo:color="#cccccc" loext:opacity="100%" style:font-name="Droid Sans Mono" fo:font-size="11.25pt" fo:font-weight="normal" officeooo:rsid="000cd69b" officeooo:paragraph-rsid="000cd69b" fo:background-color="#1f1f1f"/>
    </style:style>
    <style:style style:name="P4" style:family="paragraph" style:parent-style-name="Standard">
      <style:paragraph-properties style:line-height-at-least="0.529cm"/>
      <style:text-properties fo:color="#6a9955" loext:opacity="100%" style:font-name="Droid Sans Mono" fo:font-size="11.25pt" fo:font-weight="normal" fo:background-color="#1f1f1f"/>
    </style:style>
    <style:style style:name="P5" style:family="paragraph" style:parent-style-name="Standard">
      <style:paragraph-properties style:line-height-at-least="0.529cm"/>
    </style:style>
    <style:style style:name="P6" style:family="paragraph" style:parent-style-name="Standard">
      <style:paragraph-properties fo:margin-top="0cm" fo:margin-bottom="0.499cm" style:contextual-spacing="false" style:line-height-at-least="0.529cm"/>
    </style:style>
    <style:style style:name="P7" style:family="paragraph" style:parent-style-name="Standard">
      <style:paragraph-properties style:line-height-at-least="0.529cm"/>
      <style:text-properties officeooo:rsid="000cd69b" officeooo:paragraph-rsid="000cd69b"/>
    </style:style>
    <style:style style:name="P8" style:family="paragraph" style:parent-style-name="Standard">
      <style:paragraph-properties style:line-height-at-least="0.529cm"/>
      <style:text-properties fo:color="#d4d4d4" loext:opacity="100%" style:font-name="Droid Sans Mono" fo:font-size="11.25pt" fo:font-weight="normal" fo:background-color="#1f1f1f"/>
    </style:style>
    <style:style style:name="T1" style:family="text">
      <style:text-properties fo:color="#6a9955" loext:opacity="100%"/>
    </style:style>
    <style:style style:name="T2" style:family="text">
      <style:text-properties fo:color="#c586c0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808080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d7ba7d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4fc1ff" loext:opacity="100%"/>
    </style:style>
    <style:style style:name="T12" style:family="text">
      <style:text-properties fo:color="#4ec9b0" loext:opacity="100%"/>
    </style:style>
    <style:style style:name="T13" style:family="text">
      <style:text-properties officeooo:rsid="000e4d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{% <text:span text:style-name="T2">extends</text:span> <text:span text:style-name="T3">'base.html.twig'</text:span> %}</text:p>
      <text:p text:style-name="P5"/>
      <text:p text:style-name="P2">{% <text:span text:style-name="T2">block</text:span> <text:span text:style-name="T4">title</text:span> %}Planning des Formations</text:p>
      <text:p text:style-name="P2">{% <text:span text:style-name="T2">endblock</text:span> %}</text:p>
      <text:p text:style-name="P5"/>
      <text:p text:style-name="P2">{% <text:span text:style-name="T2">block</text:span> <text:span text:style-name="T4">stylesheets</text:span> %}</text:p>
      <text:p text:style-name="P2">{{ <text:span text:style-name="T5">parent</text:span>() }}</text:p>
      <text:p text:style-name="P2"><text:span text:style-name="T6">&lt;</text:span><text:span text:style-name="T7">style</text:span><text:span text:style-name="T6">&gt;</text:span></text:p>
      <text:p text:style-name="P4">/* .gantt-wrapper {</text:p>
      <text:p text:style-name="P4">border: 1px solid #ccc;</text:p>
      <text:p text:style-name="P4">position: relative;</text:p>
      <text:p text:style-name="P4">} */</text:p>
      <text:p text:style-name="P5"/>
      <text:p text:style-name="P2"><text:span text:style-name="T8">.gantt-header</text:span> {</text:p>
      <text:p text:style-name="P2"><text:span text:style-name="T4">position</text:span>: <text:span text:style-name="T3">sticky</text:span>;</text:p>
      <text:p text:style-name="P2"><text:span text:style-name="T4">top</text:span>: <text:span text:style-name="T9">0</text:span>;</text:p>
      <text:p text:style-name="P2"><text:span text:style-name="T4">background</text:span>: <text:span text:style-name="T3">white</text:span>;</text:p>
      <text:p text:style-name="P4">/* z-index: 100; */</text:p>
      <text:p text:style-name="P2"><text:span text:style-name="T4">width</text:span>: <text:span text:style-name="T9">1700px</text:span>;</text:p>
      <text:p text:style-name="P5"/>
      <text:p text:style-name="P2">}</text:p>
      <text:p text:style-name="P5"/>
      <text:p text:style-name="P2"><text:span text:style-name="T8">.gantt-scroll-body</text:span> {</text:p>
      <text:p text:style-name="P2"><text:span text:style-name="T4">overflow</text:span>: <text:span text:style-name="T3">visible</text:span>;</text:p>
      <text:p text:style-name="P2"><text:span text:style-name="T4">max-height</text:span>: <text:span text:style-name="T3">none</text:span>;</text:p>
      <text:p text:style-name="P2"><text:span text:style-name="T4">cursor</text:span>: <text:span text:style-name="T3">grab</text:span>;</text:p>
      <text:p text:style-name="P2">}</text:p>
      <text:p text:style-name="P5"/>
      <text:p text:style-name="P2"><text:span text:style-name="T8">.gantt-container</text:span> {</text:p>
      <text:p text:style-name="P2"><text:span text:style-name="T4">font-family</text:span>: <text:span text:style-name="T3">Arial</text:span>, <text:span text:style-name="T3">sans-serif</text:span>;</text:p>
      <text:p text:style-name="P2"><text:span text:style-name="T4">min-width</text:span>: <text:span text:style-name="T3">max-content</text:span>;</text:p>
      <text:p text:style-name="P2"><text:span text:style-name="T4">width</text:span>: ;</text:p>
      <text:p text:style-name="P2">}</text:p>
      <text:p text:style-name="P5"/>
      <text:p text:style-name="P2"><text:span text:style-name="T8">.timeline-years</text:span>,</text:p>
      <text:p text:style-name="P2"><text:span text:style-name="T8">.timeline-months</text:span>,</text:p>
      <text:p text:style-name="P2"><text:span text:style-name="T8">.timeline-weeks</text:span> {</text:p>
      <text:p text:style-name="P2"><text:span text:style-name="T4">display</text:span>: <text:span text:style-name="T3">flex</text:span>;</text:p>
      <text:p text:style-name="P2"><text:span text:style-name="T4">height</text:span>: <text:span text:style-name="T9">50px</text:span>;</text:p>
      <text:p text:style-name="P2"><text:span text:style-name="T4">border-bottom</text:span>: <text:span text:style-name="T9">1px</text:span> <text:span text:style-name="T3">solid</text:span> <text:span text:style-name="T3">#ddd</text:span>;</text:p>
      <text:p text:style-name="P2">}</text:p>
      <text:p text:style-name="P5"/>
      <text:p text:style-name="P2"><text:span text:style-name="T8">.year-column</text:span>,</text:p>
      <text:p text:style-name="P2"><text:span text:style-name="T8">.month-column</text:span>,</text:p>
      <text:p text:style-name="P2"><text:span text:style-name="T8">.week-column</text:span> {</text:p>
      <text:p text:style-name="P2"><text:span text:style-name="T4">display</text:span>: <text:span text:style-name="T3">flex</text:span>;</text:p>
      <text:p text:style-name="P2"><text:span text:style-name="T4">align-items</text:span>: <text:span text:style-name="T3">center</text:span>;</text:p>
      <text:p text:style-name="P2"><text:span text:style-name="T4">justify-content</text:span>: <text:span text:style-name="T3">center</text:span>;</text:p>
      <text:p text:style-name="P2"><text:soft-page-break/><text:span text:style-name="T4">border-right</text:span>: <text:span text:style-name="T9">1px</text:span> <text:span text:style-name="T3">solid</text:span> <text:span text:style-name="T3">black</text:span>;</text:p>
      <text:p text:style-name="P4">/* border-top: 1px solid black; */</text:p>
      <text:p text:style-name="P2">}</text:p>
      <text:p text:style-name="P6"/>
      <text:p text:style-name="P2"><text:span text:style-name="T8">.year-column</text:span> {</text:p>
      <text:p text:style-name="P2"><text:span text:style-name="T4">font-weight</text:span>: <text:span text:style-name="T3">bold</text:span>;</text:p>
      <text:p text:style-name="P2"><text:span text:style-name="T4">background</text:span>: <text:span text:style-name="T3">#f8f9fc</text:span>;</text:p>
      <text:p text:style-name="P2"><text:span text:style-name="T4">min-width</text:span>: <text:span text:style-name="T9">960px</text:span>;</text:p>
      <text:p text:style-name="P2"><text:span text:style-name="T4">border-top</text:span>: <text:span text:style-name="T9">3px</text:span> <text:span text:style-name="T3">solid</text:span> <text:span text:style-name="T3">#23395d</text:span>;</text:p>
      <text:p text:style-name="P2">}</text:p>
      <text:p text:style-name="P5"/>
      <text:p text:style-name="P2"><text:span text:style-name="T8">.month-column</text:span> {</text:p>
      <text:p text:style-name="P2"><text:span text:style-name="T4">min-width</text:span>: <text:span text:style-name="T9">80px</text:span>;</text:p>
      <text:p text:style-name="P2"><text:span text:style-name="T4">font-size</text:span>: <text:span text:style-name="T9">12px</text:span>;</text:p>
      <text:p text:style-name="P2"><text:span text:style-name="T4">border-top</text:span>: <text:span text:style-name="T9">1px</text:span> <text:span text:style-name="T3">solid</text:span> <text:span text:style-name="T3">black</text:span>;</text:p>
      <text:p text:style-name="P2"><text:span text:style-name="T4">border-bottom</text:span>: <text:span text:style-name="T9">1px</text:span> <text:span text:style-name="T3">solid</text:span> <text:span text:style-name="T3">black</text:span>;</text:p>
      <text:p text:style-name="P2">}</text:p>
      <text:p text:style-name="P5"/>
      <text:p text:style-name="P2"><text:span text:style-name="T8">.week-column</text:span> {</text:p>
      <text:p text:style-name="P2"><text:span text:style-name="T4">font-size</text:span>: <text:span text:style-name="T9">10px</text:span>;</text:p>
      <text:p text:style-name="P2"><text:span text:style-name="T4">border-right</text:span>: <text:span text:style-name="T9">15px</text:span> <text:span text:style-name="T3">solid</text:span> <text:span text:style-name="T3">#eee</text:span>;</text:p>
      <text:p text:style-name="P2"><text:span text:style-name="T4">height</text:span>: <text:span text:style-name="T9">1000px</text:span>;</text:p>
      <text:p text:style-name="P2"><text:span text:style-name="T4">padding</text:span>: <text:span text:style-name="T9">10px</text:span>;</text:p>
      <text:p text:style-name="P2">}</text:p>
      <text:p text:style-name="P5"/>
      <text:p text:style-name="P2"><text:span text:style-name="T8">.gantt-row</text:span> {</text:p>
      <text:p text:style-name="P2"><text:span text:style-name="T4">display</text:span>: <text:span text:style-name="T3">flex</text:span>;</text:p>
      <text:p text:style-name="P2"><text:span text:style-name="T4">align-items</text:span>: <text:span text:style-name="T3">center</text:span>;</text:p>
      <text:p text:style-name="P2"><text:span text:style-name="T4">height</text:span>: <text:span text:style-name="T9">130px</text:span>;</text:p>
      <text:p text:style-name="P4">/* border-bottom: 1px solid #eee;*/</text:p>
      <text:p text:style-name="P4">/*background: #f8f9fc;*/</text:p>
      <text:p text:style-name="P2">}</text:p>
      <text:p text:style-name="P5"/>
      <text:p text:style-name="P2"><text:span text:style-name="T8">.formation-name</text:span> {</text:p>
      <text:p text:style-name="P2"><text:span text:style-name="T4">width</text:span>: <text:span text:style-name="T9">250px</text:span>;</text:p>
      <text:p text:style-name="P2"><text:span text:style-name="T4">padding</text:span>: <text:span text:style-name="T9">5px</text:span> <text:span text:style-name="T9">10px</text:span>;</text:p>
      <text:p text:style-name="P2"><text:span text:style-name="T4">position</text:span>: <text:span text:style-name="T3">sticky</text:span>;</text:p>
      <text:p text:style-name="P2"><text:span text:style-name="T4">left</text:span>: <text:span text:style-name="T9">0</text:span>;</text:p>
      <text:p text:style-name="P4">/*background: white;*/</text:p>
      <text:p text:style-name="P2"><text:span text:style-name="T4">z-index</text:span>: <text:span text:style-name="T9">10</text:span>;</text:p>
      <text:p text:style-name="P2">}</text:p>
      <text:p text:style-name="P5"/>
      <text:p text:style-name="P2"><text:span text:style-name="T8">.formation-bar-container</text:span> {</text:p>
      <text:p text:style-name="P2"><text:span text:style-name="T4">position</text:span>: <text:span text:style-name="T3">relative</text:span>;</text:p>
      <text:p text:style-name="P2"><text:span text:style-name="T4">min-width</text:span>: <text:span text:style-name="T5">calc</text:span>(<text:span text:style-name="T9">100%</text:span> <text:span text:style-name="T10">-</text:span> <text:span text:style-name="T9">250px</text:span>);</text:p>
      <text:p text:style-name="P2">}</text:p>
      <text:p text:style-name="P5"/>
      <text:p text:style-name="P2"><text:soft-page-break/><text:span text:style-name="T8">.formation-bar</text:span> {</text:p>
      <text:p text:style-name="P4">/*position: absolute;*/</text:p>
      <text:p text:style-name="P2"><text:span text:style-name="T4">height</text:span>: <text:span text:style-name="T9">10px</text:span>;</text:p>
      <text:p text:style-name="P2"><text:span text:style-name="T4">background-color</text:span>: <text:span text:style-name="T3">#4e73df</text:span>;</text:p>
      <text:p text:style-name="P2"><text:span text:style-name="T4">border-radius</text:span>: <text:span text:style-name="T9">3px</text:span>;</text:p>
      <text:p text:style-name="P4">/*top: 10px;*/</text:p>
      <text:p text:style-name="P2"><text:span text:style-name="T4">cursor</text:span>: <text:span text:style-name="T3">pointer</text:span>;</text:p>
      <text:p text:style-name="P2"><text:span text:style-name="T4">width</text:span>: ;</text:p>
      <text:p text:style-name="P2">}</text:p>
      <text:p text:style-name="P5"/>
      <text:p text:style-name="P2"><text:span text:style-name="T8">.formation-validated</text:span> {</text:p>
      <text:p text:style-name="P2"><text:span text:style-name="T4">background-color</text:span>: <text:span text:style-name="T3">#28a745</text:span>;</text:p>
      <text:p text:style-name="P2">}</text:p>
      <text:p text:style-name="P2"><text:span text:style-name="T8">.formation-pending</text:span> {</text:p>
      <text:p text:style-name="P2"><text:span text:style-name="T4">background-color</text:span>: <text:span text:style-name="T3">orange</text:span>;</text:p>
      <text:p text:style-name="P2">}</text:p>
      <text:p text:style-name="P5"/>
      <text:p text:style-name="P2"><text:span text:style-name="T8">.interruption</text:span> {</text:p>
      <text:p text:style-name="P2"><text:span text:style-name="T4">position</text:span>: <text:span text:style-name="T3">absolute</text:span>;</text:p>
      <text:p text:style-name="P2"><text:span text:style-name="T4">height</text:span>: <text:span text:style-name="T9">20px</text:span>;</text:p>
      <text:p text:style-name="P2"><text:span text:style-name="T4">background-color</text:span>: <text:span text:style-name="T3">#e74a3b</text:span>;</text:p>
      <text:p text:style-name="P2"><text:span text:style-name="T4">opacity</text:span>: <text:span text:style-name="T9">0.7</text:span>;</text:p>
      <text:p text:style-name="P2"><text:span text:style-name="T4">top</text:span>: <text:span text:style-name="T9">10px</text:span>;</text:p>
      <text:p text:style-name="P2">}</text:p>
      <text:p text:style-name="P5"/>
      <text:p text:style-name="P2"><text:span text:style-name="T8">.entreprise-period</text:span> {</text:p>
      <text:p text:style-name="P2"><text:span text:style-name="T4">position</text:span>: <text:span text:style-name="T3">absolute</text:span>;</text:p>
      <text:p text:style-name="P2"><text:span text:style-name="T4">height</text:span>: <text:span text:style-name="T9">10px</text:span>;</text:p>
      <text:p text:style-name="P2"><text:span text:style-name="T4">background-color</text:span>: <text:span text:style-name="T3">#1cc88a</text:span>;</text:p>
      <text:p text:style-name="P2"><text:span text:style-name="T4">border-radius</text:span>: <text:span text:style-name="T9">3px</text:span>;</text:p>
      <text:p text:style-name="P2"><text:span text:style-name="T4">top</text:span>: <text:span text:style-name="T9">35px</text:span>;</text:p>
      <text:p text:style-name="P2">}</text:p>
      <text:p text:style-name="P5"/>
      <text:p text:style-name="P2"><text:span text:style-name="T8">.holiday-marker</text:span>,</text:p>
      <text:p text:style-name="P2"><text:span text:style-name="T8">.today-marker</text:span> {</text:p>
      <text:p text:style-name="P2"><text:span text:style-name="T4">position</text:span>: <text:span text:style-name="T3">absolute</text:span>;</text:p>
      <text:p text:style-name="P2"><text:span text:style-name="T4">top</text:span>: <text:span text:style-name="T9">0</text:span>;</text:p>
      <text:p text:style-name="P2"><text:span text:style-name="T4">bottom</text:span>: <text:span text:style-name="T9">0</text:span>;</text:p>
      <text:p text:style-name="P2"><text:span text:style-name="T4">width</text:span>: <text:span text:style-name="T9">2px</text:span>;</text:p>
      <text:p text:style-name="P2"><text:span text:style-name="T4">z-index</text:span>: <text:span text:style-name="T9">5</text:span>;</text:p>
      <text:p text:style-name="P2">}</text:p>
      <text:p text:style-name="P5"/>
      <text:p text:style-name="P2"><text:span text:style-name="T8">.holiday-marker</text:span> {</text:p>
      <text:p text:style-name="P2"><text:span text:style-name="T4">background-color</text:span>: <text:span text:style-name="T3">red</text:span>;</text:p>
      <text:p text:style-name="P2"><text:span text:style-name="T4">width</text:span>: <text:span text:style-name="T9">5px</text:span>;</text:p>
      <text:p text:style-name="P2"><text:span text:style-name="T4">margin-top</text:span>: <text:span text:style-name="T9">280px</text:span>;</text:p>
      <text:p text:style-name="P2">}</text:p>
      <text:p text:style-name="P2"><text:span text:style-name="T8">.today-marker</text:span> {</text:p>
      <text:p text:style-name="P2"><text:soft-page-break/><text:span text:style-name="T4">background-color</text:span>: <text:span text:style-name="T3">blue</text:span>;</text:p>
      <text:p text:style-name="P2"><text:span text:style-name="T4">margin-top</text:span>: <text:span text:style-name="T9">280px</text:span>;</text:p>
      <text:p text:style-name="P2">}</text:p>
      <text:p text:style-name="P5"/>
      <text:p text:style-name="P2"><text:span text:style-name="T8">.group-header</text:span> {</text:p>
      <text:p text:style-name="P4">/*background-color: #e2e6ea;*/</text:p>
      <text:p text:style-name="P2"><text:span text:style-name="T4">font-weight</text:span>: <text:span text:style-name="T3">bold</text:span>;</text:p>
      <text:p text:style-name="P2"><text:span text:style-name="T4">padding</text:span>: <text:span text:style-name="T9">5px</text:span> <text:span text:style-name="T9">10px</text:span>;</text:p>
      <text:p text:style-name="P2"><text:span text:style-name="T4">cursor</text:span>: <text:span text:style-name="T3">pointer</text:span>;</text:p>
      <text:p text:style-name="P2">}</text:p>
      <text:p text:style-name="P5"/>
      <text:p text:style-name="P2"><text:span text:style-name="T8">.group-collapsed</text:span> <text:span text:style-name="T8">.gantt-row</text:span> {</text:p>
      <text:p text:style-name="P2"><text:span text:style-name="T4">display</text:span>: <text:span text:style-name="T3">none</text:span>;</text:p>
      <text:p text:style-name="P2">}</text:p>
      <text:p text:style-name="P5"/>
      <text:p text:style-name="P2"><text:span text:style-name="T6">&lt;/</text:span><text:span text:style-name="T7">style</text:span><text:span text:style-name="T6">&gt;</text:span></text:p>
      <text:p text:style-name="P2">{% <text:span text:style-name="T2">endblock</text:span> %}</text:p>
      <text:p text:style-name="P5"/>
      <text:p text:style-name="P2">{% <text:span text:style-name="T2">block</text:span> <text:span text:style-name="T4">body</text:span> %}</text:p>
      <text:p text:style-name="P2"><text:span text:style-name="T6">&lt;</text:span><text:span text:style-name="T7">div</text:span> <text:span text:style-name="T4">class</text:span>=<text:span text:style-name="T3">"container-fluid"</text:span><text:span text:style-name="T6">&gt;</text:span></text:p>
      <text:p text:style-name="P2"><text:span text:style-name="T6">&lt;</text:span><text:span text:style-name="T7">h1</text:span> <text:span text:style-name="T4">class</text:span>=<text:span text:style-name="T3">"h3 mb-4 text-gray-800 text-center"</text:span><text:span text:style-name="T6">&gt;</text:span>Planning des Formations<text:span text:style-name="T6">&lt;/</text:span><text:span text:style-name="T7">h1</text:span><text:span text:style-name="T6">&gt;</text:span></text:p>
      <text:p text:style-name="P5"/>
      <text:p text:style-name="P2"><text:span text:style-name="T6">&lt;</text:span><text:span text:style-name="T7">div</text:span></text:p>
      <text:p text:style-name="P2"><text:span text:style-name="T4">class</text:span>=<text:span text:style-name="T3">"gantt-wrapper"</text:span><text:span text:style-name="T6">&gt;</text:span></text:p>
      <text:p text:style-name="P4">&lt;!-- Sticky Header --&gt;</text:p>
      <text:p text:style-name="P2"><text:span text:style-name="T6">&lt;</text:span><text:span text:style-name="T7">div</text:span> <text:span text:style-name="T4">class</text:span>=<text:span text:style-name="T3">"gantt-header"</text:span><text:span text:style-name="T6">&gt;</text:span></text:p>
      <text:p text:style-name="P2"><text:span text:style-name="T6">&lt;</text:span><text:span text:style-name="T7">div</text:span> <text:span text:style-name="T4">class</text:span>=<text:span text:style-name="T3">"timeline-years"</text:span><text:span text:style-name="T6">&gt;</text:span></text:p>
      <text:p text:style-name="P2">{% <text:span text:style-name="T2">set</text:span> <text:span text:style-name="T4">currentYear</text:span> <text:span text:style-name="T10">=</text:span> <text:span text:style-name="T3">''</text:span> %}</text:p>
      <text:p text:style-name="P2">{% <text:span text:style-name="T2">for</text:span> <text:span text:style-name="T4">month</text:span> <text:span text:style-name="T10">in</text:span> <text:span text:style-name="T4">months</text:span> %}</text:p>
      <text:p text:style-name="P2">{% <text:span text:style-name="T2">set</text:span> <text:span text:style-name="T4">year</text:span> <text:span text:style-name="T10">=</text:span> <text:span text:style-name="T4">month</text:span><text:span text:style-name="T10">|</text:span><text:span text:style-name="T5">split</text:span>(<text:span text:style-name="T3">'-'</text:span>)[<text:span text:style-name="T9">0</text:span>] %}</text:p>
      <text:p text:style-name="P2">{% <text:span text:style-name="T2">if</text:span> <text:span text:style-name="T4">year</text:span> <text:span text:style-name="T10">!=</text:span> <text:span text:style-name="T4">currentYear</text:span> %}</text:p>
      <text:p text:style-name="P2"><text:span text:style-name="T6">&lt;</text:span><text:span text:style-name="T7">div</text:span> <text:span text:style-name="T4">class</text:span>=<text:span text:style-name="T3">"year-column"</text:span> <text:span text:style-name="T4">style</text:span>=<text:span text:style-name="T3">"width: {{ </text:span><text:span text:style-name="T4">months_in_year</text:span><text:span text:style-name="T3">[</text:span><text:span text:style-name="T4">year</text:span><text:span text:style-name="T3">] </text:span><text:span text:style-name="T10">*</text:span><text:span text:style-name="T3"> </text:span><text:span text:style-name="T9">62</text:span><text:span text:style-name="T3"> }}px"</text:span><text:span text:style-name="T6">&gt;</text:span>{{ <text:span text:style-name="T4">year</text:span> }}<text:span text:style-name="T6">&lt;/</text:span><text:span text:style-name="T7">div</text:span><text:span text:style-name="T6">&gt;</text:span></text:p>
      <text:p text:style-name="P2">{% <text:span text:style-name="T2">set</text:span> <text:span text:style-name="T4">currentYear</text:span> <text:span text:style-name="T10">=</text:span> <text:span text:style-name="T4">year</text:span> %}</text:p>
      <text:p text:style-name="P2">{% <text:span text:style-name="T2">endif</text:span> %}</text:p>
      <text:p text:style-name="P2">{% <text:span text:style-name="T2">endfor</text:span> %}</text:p>
      <text:p text:style-name="P2"><text:span text:style-name="T6">&lt;/</text:span><text:span text:style-name="T7">div</text:span><text:span text:style-name="T6">&gt;</text:span></text:p>
      <text:p text:style-name="P5"/>
      <text:p text:style-name="P2"><text:span text:style-name="T6">&lt;</text:span><text:span text:style-name="T7">div</text:span> <text:span text:style-name="T4">class</text:span>=<text:span text:style-name="T3">"timeline-months"</text:span><text:span text:style-name="T6">&gt;</text:span></text:p>
      <text:p text:style-name="P2">{% <text:span text:style-name="T2">for</text:span> <text:span text:style-name="T4">month</text:span> <text:span text:style-name="T10">in</text:span> <text:span text:style-name="T4">months</text:span> %}</text:p>
      <text:p text:style-name="P2"><text:span text:style-name="T6">&lt;</text:span><text:span text:style-name="T7">div</text:span> <text:span text:style-name="T4">class</text:span>=<text:span text:style-name="T3">"month-column"</text:span><text:span text:style-name="T6">&gt;</text:span>{{ <text:span text:style-name="T4">month</text:span><text:span text:style-name="T10">|</text:span><text:span text:style-name="T5">split</text:span>(<text:span text:style-name="T3">'-'</text:span>)[<text:span text:style-name="T9">1</text:span>]<text:span text:style-name="T10">|</text:span>month_name_fr }}<text:span text:style-name="T6">&lt;/</text:span><text:span text:style-name="T7">div</text:span><text:span text:style-name="T6">&gt;</text:span></text:p>
      <text:p text:style-name="P2">{% <text:span text:style-name="T2">endfor</text:span> %}</text:p>
      <text:p text:style-name="P2"><text:span text:style-name="T6">&lt;/</text:span><text:span text:style-name="T7">div</text:span><text:span text:style-name="T6">&gt;</text:span></text:p>
      <text:p text:style-name="P6"/>
      <text:p text:style-name="P2"><text:span text:style-name="T6">&lt;</text:span><text:span text:style-name="T7">div</text:span> <text:span text:style-name="T4">class</text:span>=<text:span text:style-name="T3">"timeline-weeks"</text:span><text:span text:style-name="T6">&gt;</text:span></text:p>
      <text:p text:style-name="P2">{% <text:span text:style-name="T2">for</text:span> <text:span text:style-name="T4">month</text:span> <text:span text:style-name="T10">in</text:span> <text:span text:style-name="T4">months</text:span> %}</text:p>
      <text:p text:style-name="P2">{% <text:span text:style-name="T2">for</text:span> <text:span text:style-name="T4">week</text:span> <text:span text:style-name="T10">in</text:span> <text:span text:style-name="T4">week_numbers_per_month</text:span>[<text:span text:style-name="T4">month</text:span>] %}</text:p>
      <text:p text:style-name="P2"><text:soft-page-break/><text:span text:style-name="T6">&lt;</text:span><text:span text:style-name="T7">div</text:span> <text:span text:style-name="T4">class</text:span>=<text:span text:style-name="T3">"week-column"</text:span><text:span text:style-name="T6">&gt;</text:span>{{ <text:span text:style-name="T4">week</text:span> }}<text:span text:style-name="T6">&lt;/</text:span><text:span text:style-name="T7">div</text:span><text:span text:style-name="T6">&gt;</text:span></text:p>
      <text:p text:style-name="P2">{% <text:span text:style-name="T2">endfor</text:span> %}</text:p>
      <text:p text:style-name="P2">{% <text:span text:style-name="T2">endfor</text:span> %}</text:p>
      <text:p text:style-name="P2"><text:span text:style-name="T6">&lt;/</text:span><text:span text:style-name="T7">div</text:span><text:span text:style-name="T6">&gt;</text:span></text:p>
      <text:p text:style-name="P2"><text:span text:style-name="T6">&lt;/</text:span><text:span text:style-name="T7">div</text:span><text:span text:style-name="T6">&gt;</text:span></text:p>
      <text:p text:style-name="P6"/>
      <text:p text:style-name="P4">{# </text:p>
      <text:p text:style-name="P4">&lt;div class="timeline-days"&gt;</text:p>
      <text:p text:style-name="P4">{% for month in months %}</text:p>
      <text:p text:style-name="P4">{% for day in 1..days_in_months[month] %}</text:p>
      <text:p text:style-name="P4">&lt;div class="day-column"&gt;{{ day }}&lt;/div&gt;</text:p>
      <text:p text:style-name="P4">{% endfor %}</text:p>
      <text:p text:style-name="P4">{% endfor %}</text:p>
      <text:p text:style-name="P4">&lt;/div&gt;</text:p>
      <text:p text:style-name="P4">&lt;/div&gt; #}</text:p>
      <text:p text:style-name="P6"/>
      <text:p text:style-name="P4">&lt;!-- Scrollable Gantt Body --&gt;</text:p>
      <text:p text:style-name="P2"><text:span text:style-name="T6">&lt;</text:span><text:span text:style-name="T7">div</text:span> <text:span text:style-name="T4">class</text:span>=<text:span text:style-name="T3">"gantt-scroll-body"</text:span> <text:span text:style-name="T4">id</text:span>=<text:span text:style-name="T3">"gantt-scroll-body"</text:span><text:span text:style-name="T6">&gt;</text:span></text:p>
      <text:p text:style-name="P2"><text:span text:style-name="T6">&lt;</text:span><text:span text:style-name="T7">div</text:span> <text:span text:style-name="T4">class</text:span>=<text:span text:style-name="T3">"gantt-container"</text:span><text:span text:style-name="T6">&gt;</text:span></text:p>
      <text:p text:style-name="P2">{% <text:span text:style-name="T2">for</text:span> <text:span text:style-name="T4">group</text:span>, <text:span text:style-name="T4">formations</text:span> <text:span text:style-name="T10">in</text:span> <text:span text:style-name="T4">grouped_formations</text:span> %}</text:p>
      <text:p text:style-name="P4">{# &lt;div class="group-header" onclick="toggleGroup('{{ group|e('html_attr') }}')"&gt;{{ group }}&lt;/div&gt; #}</text:p>
      <text:p text:style-name="P2"><text:span text:style-name="T6">&lt;</text:span><text:span text:style-name="T7">div</text:span> <text:span text:style-name="T4">id</text:span>=<text:span text:style-name="T3">"group-{{ </text:span><text:span text:style-name="T4">group</text:span><text:span text:style-name="T10">|</text:span><text:span text:style-name="T5">e</text:span><text:span text:style-name="T3">('html_attr') }}"</text:span><text:span text:style-name="T6">&gt;</text:span></text:p>
      <text:p text:style-name="P2">{% <text:span text:style-name="T2">for</text:span> <text:span text:style-name="T4">formation</text:span> <text:span text:style-name="T10">in</text:span> <text:span text:style-name="T4">formations</text:span> %}</text:p>
      <text:p text:style-name="P2"><text:span text:style-name="T6">&lt;</text:span><text:span text:style-name="T7">div</text:span> <text:span text:style-name="T4">class</text:span>=<text:span text:style-name="T3">"gantt-row"</text:span><text:span text:style-name="T6">&gt;</text:span></text:p>
      <text:p text:style-name="P2"><text:span text:style-name="T6">&lt;</text:span><text:span text:style-name="T7">div</text:span></text:p>
      <text:p text:style-name="P2"><text:span text:style-name="T4">class</text:span>=<text:span text:style-name="T3">"formation-name"</text:span><text:span text:style-name="T6">&gt;</text:span><text:span text:style-name="T1">{# {{ formation.nom }}&lt;br&gt; </text:span></text:p>
      <text:p text:style-name="P4">{# &lt;small&gt;{{ formation.titreProfessionnel }}&lt;/small&gt; #}</text:p>
      <text:p text:style-name="P2"><text:span text:style-name="T6">&lt;/</text:span><text:span text:style-name="T7">div</text:span><text:span text:style-name="T6">&gt;</text:span></text:p>
      <text:p text:style-name="P5"/>
      <text:p text:style-name="P4">&lt;!--formation bar--&gt;</text:p>
      <text:p text:style-name="P2"><text:span text:style-name="T6">&lt;</text:span><text:span text:style-name="T7">div</text:span> <text:span text:style-name="T4">class</text:span>=<text:span text:style-name="T3">"formation-bar-container"</text:span><text:span text:style-name="T6">&gt;</text:span></text:p>
      <text:p text:style-name="P2">{% <text:span text:style-name="T2">set</text:span> <text:span text:style-name="T4">barLeft</text:span> <text:span text:style-name="T10">=</text:span> date_service.<text:span text:style-name="T4">getWeeksBetween</text:span>(<text:span text:style-name="T4">start_date</text:span>, <text:span text:style-name="T4">formation</text:span>.<text:span text:style-name="T4">dateDebut</text:span>) <text:span text:style-name="T10">*</text:span> <text:span text:style-name="T9">30</text:span> %}</text:p>
      <text:p text:style-name="P2">{% <text:span text:style-name="T2">set</text:span> <text:span text:style-name="T4">barWidth</text:span> <text:span text:style-name="T10">=</text:span> date_service.<text:span text:style-name="T4">getWeeksBetween</text:span>(<text:span text:style-name="T4">formation</text:span>.<text:span text:style-name="T4">dateDebut</text:span>, <text:span text:style-name="T4">formation</text:span>.<text:span text:style-name="T4">dateFin</text:span>) <text:span text:style-name="T10">*</text:span> <text:span text:style-name="T9">30</text:span> %}</text:p>
      <text:p text:style-name="P2"><text:span text:style-name="T6">&lt;</text:span><text:span text:style-name="T7">a</text:span> <text:span text:style-name="T4">href</text:span>=<text:span text:style-name="T3">"{{ path('app_formation_edit', {'id': </text:span><text:span text:style-name="T4">formation</text:span><text:span text:style-name="T3">.</text:span><text:span text:style-name="T4">id</text:span><text:span text:style-name="T3">}) }}"</text:span> <text:span text:style-name="T4">class</text:span>=<text:span text:style-name="T3">"formation-bar {{ </text:span><text:span text:style-name="T4">formation</text:span><text:span text:style-name="T3">.</text:span><text:span text:style-name="T4">etat</text:span><text:span text:style-name="T3"> </text:span><text:span text:style-name="T10">==</text:span><text:span text:style-name="T3"> 'validée' </text:span><text:span text:style-name="T10">?</text:span><text:span text:style-name="T3"> 'formation-validated' </text:span><text:span text:style-name="T10">:</text:span><text:span text:style-name="T3"> 'formation-pending' }}"</text:span> <text:span text:style-name="T4">style</text:span>=<text:span text:style-name="T3">"left: {{ </text:span><text:span text:style-name="T4">barLeft</text:span><text:span text:style-name="T3"> }}px; width: {{ </text:span><text:span text:style-name="T4">barWidth</text:span><text:span text:style-name="T3"> }}px"</text:span> <text:span text:style-name="T4">title</text:span>=<text:span text:style-name="T3">"{{ </text:span><text:span text:style-name="T4">formation</text:span><text:span text:style-name="T3">.</text:span><text:span text:style-name="T4">nom</text:span><text:span text:style-name="T3"> }} - {{ </text:span><text:span text:style-name="T4">formation</text:span><text:span text:style-name="T3">.</text:span><text:span text:style-name="T4">dateDebut</text:span><text:span text:style-name="T10">|</text:span><text:span text:style-name="T5">date</text:span><text:span text:style-name="T3">('d/m/Y') }} au {{ </text:span><text:span text:style-name="T4">formation</text:span><text:span text:style-name="T3">.</text:span><text:span text:style-name="T4">dateFin</text:span><text:span text:style-name="T10">|</text:span><text:span text:style-name="T5">date</text:span><text:span text:style-name="T3">('d/m/Y') }}"</text:span><text:span text:style-name="T6">&gt;</text:span></text:p>
      <text:p text:style-name="P2">{{ <text:span text:style-name="T4">formation</text:span>.<text:span text:style-name="T4">nom</text:span> }}</text:p>
      <text:p text:style-name="P2"><text:span text:style-name="T6">&lt;/</text:span><text:span text:style-name="T7">a</text:span><text:span text:style-name="T6">&gt;</text:span></text:p>
      <text:p text:style-name="P4">{# {% set barLeft = date_service.getDaysBetween(start_date, formation.dateDebut) * dayWidth %}</text:p>
      <text:p text:style-name="P4">{% set barWidth = date_service.getDaysBetween(formation.dateDebut, formation.dateFin) * dayWidth %}</text:p>
      <text:p text:style-name="P4"><text:soft-page-break/>&lt;div class="formation-bar {{ formation.etat == 'validée' ? 'formation-validated' : 'formation-pending' }}"</text:p>
      <text:p text:style-name="P4">style="left: {{ barLeft }}px; width: {{ barWidth }}px" onclick="openFormationModal('{{ formation.id }}')" </text:p>
      <text:p text:style-name="P4">title="{{ formation.nom }} - {{ formation.dateDebut|date('d/m/Y') }} au {{ formation.dateFin|date('d/m/Y') }}"&gt;&lt;/div&gt; #}</text:p>
      <text:p text:style-name="P5"/>
      <text:p text:style-name="P2">{% <text:span text:style-name="T2">for</text:span> <text:span text:style-name="T4">interruption</text:span> <text:span text:style-name="T10">in</text:span> <text:span text:style-name="T4">formation</text:span>.<text:span text:style-name="T4">interruptions</text:span> %}</text:p>
      <text:p text:style-name="P2">{% <text:span text:style-name="T2">set</text:span> <text:span text:style-name="T4">intLeft</text:span> <text:span text:style-name="T10">=</text:span> date_service.<text:span text:style-name="T4">getDaysBetween</text:span>(<text:span text:style-name="T4">formation</text:span>.<text:span text:style-name="T4">dateDebut</text:span>, <text:span text:style-name="T4">interruption</text:span>.<text:span text:style-name="T4">dateDebut</text:span>) <text:span text:style-name="T10">*</text:span> <text:span text:style-name="T4">dayWidth</text:span> %}</text:p>
      <text:p text:style-name="P2">{% <text:span text:style-name="T2">set</text:span> <text:span text:style-name="T4">intWidth</text:span> <text:span text:style-name="T10">=</text:span> date_service.<text:span text:style-name="T4">getDaysBetween</text:span>(<text:span text:style-name="T4">interruption</text:span>.<text:span text:style-name="T4">dateDebut</text:span>, <text:span text:style-name="T4">interruption</text:span>.<text:span text:style-name="T4">dateFin</text:span>) <text:span text:style-name="T10">*</text:span> <text:span text:style-name="T4">dayWidth</text:span> %}</text:p>
      <text:p text:style-name="P2"><text:span text:style-name="T6">&lt;</text:span><text:span text:style-name="T7">div</text:span> <text:span text:style-name="T4">class</text:span>=<text:span text:style-name="T3">"interruption"</text:span> <text:span text:style-name="T4">style</text:span>=<text:span text:style-name="T3">"left: {{ </text:span><text:span text:style-name="T4">barLeft</text:span><text:span text:style-name="T3"> </text:span><text:span text:style-name="T10">+</text:span><text:span text:style-name="T3"> </text:span><text:span text:style-name="T4">intLeft</text:span><text:span text:style-name="T3"> }}px; width: {{ </text:span><text:span text:style-name="T4">intWidth</text:span><text:span text:style-name="T3"> }}px"</text:span><text:span text:style-name="T6">&gt;&lt;/</text:span><text:span text:style-name="T7">div</text:span><text:span text:style-name="T6">&gt;</text:span></text:p>
      <text:p text:style-name="P2">{% <text:span text:style-name="T2">endfor</text:span> %}</text:p>
      <text:p text:style-name="P5"/>
      <text:p text:style-name="P2">{% <text:span text:style-name="T2">for</text:span> <text:span text:style-name="T4">periode</text:span> <text:span text:style-name="T10">in</text:span> <text:span text:style-name="T4">formation</text:span>.<text:span text:style-name="T4">periodEnEntreprises</text:span> %}</text:p>
      <text:p text:style-name="P2">{% <text:span text:style-name="T2">set</text:span> <text:span text:style-name="T4">entLeft</text:span> <text:span text:style-name="T10">=</text:span> date_service.<text:span text:style-name="T4">getDaysBetween</text:span>(<text:span text:style-name="T4">start_date</text:span>, <text:span text:style-name="T4">periode</text:span>.<text:span text:style-name="T4">dateDebut</text:span>) <text:span text:style-name="T10">*</text:span> <text:span text:style-name="T4">dayWidth</text:span> %}</text:p>
      <text:p text:style-name="P2">{% <text:span text:style-name="T2">set</text:span> <text:span text:style-name="T4">entWidth</text:span> <text:span text:style-name="T10">=</text:span> date_service.<text:span text:style-name="T4">getDaysBetween</text:span>(<text:span text:style-name="T4">periode</text:span>.<text:span text:style-name="T4">dateDebut</text:span>, <text:span text:style-name="T4">periode</text:span>.<text:span text:style-name="T4">dateFin</text:span>) <text:span text:style-name="T10">*</text:span> <text:span text:style-name="T4">dayWidth</text:span> %}</text:p>
      <text:p text:style-name="P2"><text:span text:style-name="T6">&lt;</text:span><text:span text:style-name="T7">div</text:span> <text:span text:style-name="T4">class</text:span>=<text:span text:style-name="T3">"entreprise-period"</text:span> <text:span text:style-name="T4">style</text:span>=<text:span text:style-name="T3">"left: {{ </text:span><text:span text:style-name="T4">entLeft</text:span><text:span text:style-name="T3"> }}px; width: {{ </text:span><text:span text:style-name="T4">entWidth</text:span><text:span text:style-name="T3"> }}px"</text:span><text:span text:style-name="T6">&gt;&lt;/</text:span><text:span text:style-name="T7">div</text:span><text:span text:style-name="T6">&gt;</text:span></text:p>
      <text:p text:style-name="P2">{% <text:span text:style-name="T2">endfor</text:span> %}</text:p>
      <text:p text:style-name="P2"><text:span text:style-name="T6">&lt;/</text:span><text:span text:style-name="T7">div</text:span><text:span text:style-name="T6">&gt;</text:span></text:p>
      <text:p text:style-name="P2"><text:span text:style-name="T6">&lt;/</text:span><text:span text:style-name="T7">div</text:span><text:span text:style-name="T6">&gt;</text:span></text:p>
      <text:p text:style-name="P2">{% <text:span text:style-name="T2">endfor</text:span> %}</text:p>
      <text:p text:style-name="P2"><text:span text:style-name="T6">&lt;/</text:span><text:span text:style-name="T7">div</text:span><text:span text:style-name="T6">&gt;</text:span></text:p>
      <text:p text:style-name="P2">{% <text:span text:style-name="T2">endfor</text:span> %}</text:p>
      <text:p text:style-name="P5"/>
      <text:p text:style-name="P2">{% <text:span text:style-name="T2">for</text:span> <text:span text:style-name="T4">holiday</text:span> <text:span text:style-name="T10">in</text:span> <text:span text:style-name="T4">holidays</text:span> %}</text:p>
      <text:p text:style-name="P2">{% <text:span text:style-name="T2">set</text:span> <text:span text:style-name="T4">left</text:span> <text:span text:style-name="T10">=</text:span> date_service.<text:span text:style-name="T4">getOffsetDaysBetween</text:span>(<text:span text:style-name="T4">start_date</text:span>, <text:span text:style-name="T4">holiday</text:span>.<text:span text:style-name="T4">date</text:span>) <text:span text:style-name="T10">*</text:span> <text:span text:style-name="T4">dayWidth</text:span> %}</text:p>
      <text:p text:style-name="P2"><text:span text:style-name="T6">&lt;</text:span><text:span text:style-name="T7">div</text:span> <text:span text:style-name="T4">class</text:span>=<text:span text:style-name="T3">"holiday-marker"</text:span> <text:span text:style-name="T4">style</text:span>=<text:span text:style-name="T3">"left: {{ </text:span><text:span text:style-name="T4">left</text:span><text:span text:style-name="T3"> }}px"</text:span> <text:span text:style-name="T4">title</text:span>=<text:span text:style-name="T3">"Jour férié: {{ </text:span><text:span text:style-name="T4">holiday</text:span><text:span text:style-name="T3">.</text:span><text:span text:style-name="T4">nom</text:span><text:span text:style-name="T3"> }} ({{ </text:span><text:span text:style-name="T4">holiday</text:span><text:span text:style-name="T3">.</text:span><text:span text:style-name="T4">date</text:span><text:span text:style-name="T10">|</text:span><text:span text:style-name="T5">date</text:span><text:span text:style-name="T3">('d/m/Y') }})"</text:span><text:span text:style-name="T6">&gt;&lt;/</text:span><text:span text:style-name="T7">div</text:span><text:span text:style-name="T6">&gt;</text:span></text:p>
      <text:p text:style-name="P2">{% <text:span text:style-name="T2">endfor</text:span> %}</text:p>
      <text:p text:style-name="P5"/>
      <text:p text:style-name="P2"><text:span text:style-name="T6">&lt;</text:span><text:span text:style-name="T7">div</text:span> <text:span text:style-name="T4">class</text:span>=<text:span text:style-name="T3">"today-marker"</text:span> <text:span text:style-name="T4">style</text:span>=<text:span text:style-name="T3">"left: {{ </text:span><text:span text:style-name="T4">current_day_position</text:span><text:span text:style-name="T3"> }}px"</text:span> <text:span text:style-name="T4">title</text:span>=<text:span text:style-name="T3">"Aujourd'hui"</text:span><text:span text:style-name="T6">&gt;&lt;/</text:span><text:span text:style-name="T7">div</text:span><text:span text:style-name="T6">&gt;</text:span></text:p>
      <text:p text:style-name="P2"><text:span text:style-name="T6">&lt;/</text:span><text:span text:style-name="T7">div</text:span><text:span text:style-name="T6">&gt;</text:span></text:p>
      <text:p text:style-name="P2"><text:span text:style-name="T6">&lt;/</text:span><text:span text:style-name="T7">div</text:span><text:span text:style-name="T6">&gt;</text:span></text:p>
      <text:p text:style-name="P2"><text:span text:style-name="T6">&lt;/</text:span><text:span text:style-name="T7">div</text:span><text:span text:style-name="T6">&gt;</text:span></text:p>
      <text:p text:style-name="P2"><text:span text:style-name="T6">&lt;/</text:span><text:span text:style-name="T7">div</text:span><text:span text:style-name="T6">&gt;</text:span></text:p>
      <text:p text:style-name="P2">{% <text:span text:style-name="T2">endblock</text:span> %}</text:p>
      <text:p text:style-name="P5"/>
      <text:p text:style-name="P2">{% <text:span text:style-name="T2">block</text:span> <text:span text:style-name="T4">javascripts</text:span> %}</text:p>
      <text:p text:style-name="P2">{{ <text:span text:style-name="T5">parent</text:span>() }}</text:p>
      <text:p text:style-name="P2"><text:span text:style-name="T6">&lt;</text:span><text:span text:style-name="T7">script</text:span><text:span text:style-name="T6">&gt;</text:span></text:p>
      <text:p text:style-name="P2"><text:soft-page-break/><text:span text:style-name="T7">function</text:span> <text:span text:style-name="T5">toggleGroup</text:span>(<text:span text:style-name="T4">groupId</text:span>) {</text:p>
      <text:p text:style-name="P2"><text:span text:style-name="T7">const</text:span> <text:span text:style-name="T11">group</text:span> <text:span text:style-name="T10">=</text:span> <text:span text:style-name="T4">document</text:span>.<text:span text:style-name="T5">getElementById</text:span>(<text:span text:style-name="T3">'group-'</text:span> <text:span text:style-name="T10">+</text:span> <text:span text:style-name="T4">groupId</text:span>);</text:p>
      <text:p text:style-name="P2"><text:span text:style-name="T4">group</text:span>.<text:span text:style-name="T4">classList</text:span>.<text:span text:style-name="T5">toggle</text:span>(<text:span text:style-name="T3">'group-collapsed'</text:span>);</text:p>
      <text:p text:style-name="P2">}</text:p>
      <text:p text:style-name="P5"/>
      <text:p text:style-name="P4">// Open formation modal (placeholder)</text:p>
      <text:p text:style-name="P2"><text:span text:style-name="T7">function</text:span> <text:span text:style-name="T5">openFormationModal</text:span>(<text:span text:style-name="T4">id</text:span>) {</text:p>
      <text:p text:style-name="P2"><text:span text:style-name="T5">alert</text:span>(<text:span text:style-name="T3">"Vous avez cliqué sur la formation ID: "</text:span> <text:span text:style-name="T10">+</text:span> <text:span text:style-name="T4">id</text:span>);</text:p>
      <text:p text:style-name="P4">// Replace with modal or AJAX as needed</text:p>
      <text:p text:style-name="P2">}</text:p>
      <text:p text:style-name="P5"/>
      <text:p text:style-name="P4">// Mouse drag scroll</text:p>
      <text:p text:style-name="P2"><text:span text:style-name="T7">const</text:span> <text:span text:style-name="T11">ganttScroll</text:span> <text:span text:style-name="T10">=</text:span> <text:span text:style-name="T4">document</text:span>.<text:span text:style-name="T5">getElementById</text:span>(<text:span text:style-name="T3">'gantt-scroll-body'</text:span>);</text:p>
      <text:p text:style-name="P2"><text:span text:style-name="T7">let</text:span> <text:span text:style-name="T4">isDragging</text:span> <text:span text:style-name="T10">=</text:span> <text:span text:style-name="T7">true</text:span>;</text:p>
      <text:p text:style-name="P2"><text:span text:style-name="T7">let</text:span> <text:span text:style-name="T4">startX</text:span>,</text:p>
      <text:p text:style-name="P2"><text:span text:style-name="T4">startY</text:span>,</text:p>
      <text:p text:style-name="P2"><text:span text:style-name="T4">scrollLeft</text:span>,</text:p>
      <text:p text:style-name="P2"><text:span text:style-name="T4">scrollTop</text:span>;</text:p>
      <text:p text:style-name="P5"/>
      <text:p text:style-name="P2"><text:span text:style-name="T4">ganttScroll</text:span>.<text:span text:style-name="T5">addEventListener</text:span>(<text:span text:style-name="T3">'mousedown'</text:span>, (<text:span text:style-name="T4">e</text:span>) <text:span text:style-name="T7">=&gt;</text:span> {</text:p>
      <text:p text:style-name="P2"><text:span text:style-name="T4">isDragging</text:span> <text:span text:style-name="T10">=</text:span> <text:span text:style-name="T7">true</text:span>;</text:p>
      <text:p text:style-name="P2"><text:span text:style-name="T4">ganttScroll</text:span>.<text:span text:style-name="T4">classList</text:span>.<text:span text:style-name="T5">add</text:span>(<text:span text:style-name="T3">'dragging'</text:span>);</text:p>
      <text:p text:style-name="P2"><text:span text:style-name="T4">startX</text:span> <text:span text:style-name="T10">=</text:span> <text:span text:style-name="T4">e</text:span>.<text:span text:style-name="T4">pageX</text:span> <text:span text:style-name="T10">-</text:span> <text:span text:style-name="T4">ganttScroll</text:span>.<text:span text:style-name="T4">offsetLeft</text:span>;</text:p>
      <text:p text:style-name="P2"><text:span text:style-name="T4">startY</text:span> <text:span text:style-name="T10">=</text:span> <text:span text:style-name="T4">e</text:span>.<text:span text:style-name="T4">pageY</text:span> <text:span text:style-name="T10">-</text:span> <text:span text:style-name="T4">ganttScroll</text:span>.<text:span text:style-name="T4">offsetTop</text:span>;</text:p>
      <text:p text:style-name="P2"><text:span text:style-name="T4">scrollLeft</text:span> <text:span text:style-name="T10">=</text:span> <text:span text:style-name="T4">ganttScroll</text:span>.<text:span text:style-name="T4">scrollLeft</text:span>;</text:p>
      <text:p text:style-name="P2"><text:span text:style-name="T4">scrollTop</text:span> <text:span text:style-name="T10">=</text:span> <text:span text:style-name="T4">ganttScroll</text:span>.<text:span text:style-name="T4">scrollTop</text:span>;</text:p>
      <text:p text:style-name="P2">});</text:p>
      <text:p text:style-name="P5"/>
      <text:p text:style-name="P2"><text:span text:style-name="T4">ganttScroll</text:span>.<text:span text:style-name="T5">addEventListener</text:span>(<text:span text:style-name="T3">'mouseleave'</text:span>, () <text:span text:style-name="T7">=&gt;</text:span> {</text:p>
      <text:p text:style-name="P2"><text:span text:style-name="T4">isDragging</text:span> <text:span text:style-name="T10">=</text:span> <text:span text:style-name="T7">true</text:span>;</text:p>
      <text:p text:style-name="P2">});</text:p>
      <text:p text:style-name="P2"><text:span text:style-name="T4">ganttScroll</text:span>.<text:span text:style-name="T5">addEventListener</text:span>(<text:span text:style-name="T3">'mouseup'</text:span>, () <text:span text:style-name="T7">=&gt;</text:span> {</text:p>
      <text:p text:style-name="P2"><text:span text:style-name="T4">isDragging</text:span> <text:span text:style-name="T10">=</text:span> <text:span text:style-name="T7">true</text:span>;</text:p>
      <text:p text:style-name="P2">});</text:p>
      <text:p text:style-name="P5"/>
      <text:p text:style-name="P2"><text:span text:style-name="T4">ganttScroll</text:span>.<text:span text:style-name="T5">addEventListener</text:span>(<text:span text:style-name="T3">'mousemove'</text:span>, (<text:span text:style-name="T4">e</text:span>) <text:span text:style-name="T7">=&gt;</text:span> {</text:p>
      <text:p text:style-name="P2"><text:span text:style-name="T2">if</text:span> (<text:span text:style-name="T10">!</text:span> <text:span text:style-name="T4">isDragging</text:span>) </text:p>
      <text:p text:style-name="P2"><text:span text:style-name="T2">return</text:span>;</text:p>
      <text:p text:style-name="P1"><text:line-break/></text:p>
      <text:p text:style-name="P2"><text:span text:style-name="T4">e</text:span>.<text:span text:style-name="T5">preventDefault</text:span>();</text:p>
      <text:p text:style-name="P2"><text:span text:style-name="T7">const</text:span> <text:span text:style-name="T11">x</text:span> <text:span text:style-name="T10">=</text:span> <text:span text:style-name="T4">e</text:span>.<text:span text:style-name="T4">pageX</text:span> <text:span text:style-name="T10">-</text:span> <text:span text:style-name="T4">ganttScroll</text:span>.<text:span text:style-name="T4">offsetLeft</text:span>;</text:p>
      <text:p text:style-name="P2"><text:span text:style-name="T7">const</text:span> <text:span text:style-name="T11">y</text:span> <text:span text:style-name="T10">=</text:span> <text:span text:style-name="T4">e</text:span>.<text:span text:style-name="T4">pageY</text:span> <text:span text:style-name="T10">-</text:span> <text:span text:style-name="T4">ganttScroll</text:span>.<text:span text:style-name="T4">offsetTop</text:span>;</text:p>
      <text:p text:style-name="P2"><text:span text:style-name="T7">const</text:span> <text:span text:style-name="T11">walkX</text:span> <text:span text:style-name="T10">=</text:span> (<text:span text:style-name="T4">x</text:span> <text:span text:style-name="T10">-</text:span> <text:span text:style-name="T4">startX</text:span>);</text:p>
      <text:p text:style-name="P2"><text:span text:style-name="T7">const</text:span> <text:span text:style-name="T11">walkY</text:span> <text:span text:style-name="T10">=</text:span> (<text:span text:style-name="T4">y</text:span> <text:span text:style-name="T10">-</text:span> <text:span text:style-name="T4">startY</text:span>);</text:p>
      <text:p text:style-name="P2"><text:span text:style-name="T4">ganttScroll</text:span>.<text:span text:style-name="T4">scrollLeft</text:span> <text:span text:style-name="T10">=</text:span> <text:span text:style-name="T4">scrollLeft</text:span> <text:span text:style-name="T10">-</text:span> <text:span text:style-name="T4">walkX</text:span>;</text:p>
      <text:p text:style-name="P2"><text:span text:style-name="T4">ganttScroll</text:span>.<text:span text:style-name="T4">scrollTop</text:span> <text:span text:style-name="T10">=</text:span> <text:span text:style-name="T4">scrollTop</text:span> <text:span text:style-name="T10">-</text:span> <text:span text:style-name="T4">walkY</text:span>;</text:p>
      <text:p text:style-name="P2"><text:soft-page-break/>});</text:p>
      <text:p text:style-name="P2"><text:span text:style-name="T6">&lt;/</text:span><text:span text:style-name="T7">script</text:span><text:span text:style-name="T6">&gt;</text:span></text:p>
      <text:p text:style-name="P2">{% <text:span text:style-name="T2">endblock</text:span> %}</text:p>
      <text:p text:style-name="P5"/>
      <text:p text:style-name="P7">this is what i use<text:line-break/>***************************************************************</text:p>
      <text:p text:style-name="P7"/>
      <text:p text:style-name="P7"/>
      <text:p text:style-name="P3"><text:span text:style-name="T7">namespace</text:span><text:span text:style-name="T10"> </text:span><text:span text:style-name="T12">App\Controller</text:span><text:span text:style-name="T10">;</text:span></text:p>
      <text:p text:style-name="P5"/>
      <text:p text:style-name="P2"><text:span text:style-name="T7">use</text:span><text:span text:style-name="T10"> App\Repository\</text:span><text:span text:style-name="T12">FormationRepository</text:span><text:span text:style-name="T10">;</text:span></text:p>
      <text:p text:style-name="P2"><text:span text:style-name="T7">use</text:span><text:span text:style-name="T10"> App\Repository\</text:span><text:span text:style-name="T12">JourFerieRepository</text:span><text:span text:style-name="T10">;</text:span></text:p>
      <text:p text:style-name="P2"><text:span text:style-name="T7">use</text:span><text:span text:style-name="T10"> App\Service\DateLibrary\</text:span><text:span text:style-name="T12">DateService</text:span><text:span text:style-name="T10">;</text:span></text:p>
      <text:p text:style-name="P2"><text:span text:style-name="T7">use</text:span><text:span text:style-name="T10"> Symfony\Bundle\FrameworkBundle\Controller\</text:span><text:span text:style-name="T12">AbstractController</text:span><text:span text:style-name="T10">;</text:span></text:p>
      <text:p text:style-name="P2"><text:span text:style-name="T7">use</text:span><text:span text:style-name="T10"> Symfony\Component\HttpFoundation\</text:span><text:span text:style-name="T12">Response</text:span><text:span text:style-name="T10">;</text:span></text:p>
      <text:p text:style-name="P2"><text:span text:style-name="T7">use</text:span><text:span text:style-name="T10"> Symfony\Component\Routing\Annotation\</text:span><text:span text:style-name="T12">Route</text:span><text:span text:style-name="T10">;</text:span></text:p>
      <text:p text:style-name="P5"/>
      <text:p text:style-name="P2"><text:span text:style-name="T7">class</text:span><text:span text:style-name="T10"> </text:span><text:span text:style-name="T12">PlanningController</text:span><text:span text:style-name="T10"> </text:span><text:span text:style-name="T7">extends</text:span><text:span text:style-name="T10"> </text:span><text:span text:style-name="T12">AbstractController</text:span></text:p>
      <text:p text:style-name="P8">{</text:p>
      <text:p text:style-name="P2"><text:span text:style-name="T10">#[Route(</text:span><text:span text:style-name="T3">'/'</text:span><text:span text:style-name="T10">, </text:span><text:span text:style-name="T4">name</text:span><text:span text:style-name="T10">: </text:span><text:span text:style-name="T3">'app_planning'</text:span><text:span text:style-name="T10">)]</text:span></text:p>
      <text:p text:style-name="P2"><text:span text:style-name="T7">public</text:span><text:span text:style-name="T10"> </text:span><text:span text:style-name="T7">function</text:span><text:span text:style-name="T10"> </text:span><text:span text:style-name="T5">index</text:span><text:span text:style-name="T10">(</text:span></text:p>
      <text:p text:style-name="P2"><text:span text:style-name="T12">FormationRepository</text:span><text:span text:style-name="T10"> </text:span><text:span text:style-name="T4">$formationRepository</text:span><text:span text:style-name="T10">,</text:span></text:p>
      <text:p text:style-name="P2"><text:span text:style-name="T12">JourFerieRepository</text:span><text:span text:style-name="T10"> </text:span><text:span text:style-name="T4">$jourFerieRepository</text:span><text:span text:style-name="T10">,</text:span></text:p>
      <text:p text:style-name="P2"><text:span text:style-name="T12">DateService</text:span><text:span text:style-name="T10"> </text:span><text:span text:style-name="T4">$dateService</text:span></text:p>
      <text:p text:style-name="P2"><text:span text:style-name="T10">): </text:span><text:span text:style-name="T12">Response</text:span><text:span text:style-name="T10"> {</text:span></text:p>
      <text:p text:style-name="P2"><text:span text:style-name="T4">$formations</text:span><text:span text:style-name="T10"> = </text:span><text:span text:style-name="T4">$formationRepository</text:span><text:span text:style-name="T10">-&gt;</text:span><text:span text:style-name="T5">findAllWithRelations</text:span><text:span text:style-name="T10">();</text:span></text:p>
      <text:p text:style-name="P2"><text:span text:style-name="T4">$today</text:span><text:span text:style-name="T10"> = </text:span><text:span text:style-name="T7">new</text:span><text:span text:style-name="T10"> </text:span><text:span text:style-name="T12">\DateTime</text:span><text:span text:style-name="T10">();</text:span></text:p>
      <text:p text:style-name="P5"/>
      <text:p text:style-name="P4">// Calculate date range</text:p>
      <text:p text:style-name="P2"><text:span text:style-name="T4">$startDate</text:span><text:span text:style-name="T10"> = </text:span><text:span text:style-name="T7">new</text:span><text:span text:style-name="T10"> </text:span><text:span text:style-name="T12">\DateTime</text:span><text:span text:style-name="T10">(</text:span><text:span text:style-name="T3">'2024-01-01'</text:span><text:span text:style-name="T10">);</text:span></text:p>
      <text:p text:style-name="P2"><text:span text:style-name="T4">$endDate</text:span><text:span text:style-name="T10"> = </text:span><text:span text:style-name="T7">new</text:span><text:span text:style-name="T10"> </text:span><text:span text:style-name="T12">\DateTime</text:span><text:span text:style-name="T10">(</text:span><text:span text:style-name="T3">'2030-12-31'</text:span><text:span text:style-name="T10">);</text:span></text:p>
      <text:p text:style-name="P5"/>
      <text:p text:style-name="P2"><text:span text:style-name="T2">foreach</text:span><text:span text:style-name="T10"> (</text:span><text:span text:style-name="T4">$formations</text:span><text:span text:style-name="T10"> as </text:span><text:span text:style-name="T4">$f</text:span><text:span text:style-name="T10">) {</text:span></text:p>
      <text:p text:style-name="P2"><text:span text:style-name="T4">$startDate</text:span><text:span text:style-name="T10"> = </text:span><text:span text:style-name="T5">min</text:span><text:span text:style-name="T10">(</text:span><text:span text:style-name="T4">$startDate</text:span><text:span text:style-name="T10">, </text:span><text:span text:style-name="T4">$f</text:span><text:span text:style-name="T10">-&gt;</text:span><text:span text:style-name="T5">getDateDebut</text:span><text:span text:style-name="T10">());</text:span></text:p>
      <text:p text:style-name="P2"><text:span text:style-name="T4">$endDate</text:span><text:span text:style-name="T10"> = </text:span><text:span text:style-name="T5">max</text:span><text:span text:style-name="T10">(</text:span><text:span text:style-name="T4">$endDate</text:span><text:span text:style-name="T10">, </text:span><text:span text:style-name="T4">$f</text:span><text:span text:style-name="T10">-&gt;</text:span><text:span text:style-name="T5">getDateFin</text:span><text:span text:style-name="T10">());</text:span></text:p>
      <text:p text:style-name="P8">}</text:p>
      <text:p text:style-name="P5"/>
      <text:p text:style-name="P4">// Months between dates</text:p>
      <text:p text:style-name="P2"><text:span text:style-name="T4">$months</text:span><text:span text:style-name="T10"> = </text:span><text:span text:style-name="T4">$dateService</text:span><text:span text:style-name="T10">-&gt;</text:span><text:span text:style-name="T5">getMonthsBetweenDates</text:span><text:span text:style-name="T10">(</text:span><text:span text:style-name="T4">$startDate</text:span><text:span text:style-name="T10">, </text:span><text:span text:style-name="T4">$endDate</text:span><text:span text:style-name="T10">);</text:span></text:p>
      <text:p text:style-name="P5"/>
      <text:p text:style-name="P4">// Calculate months &amp; weeks per year</text:p>
      <text:p text:style-name="P2"><text:span text:style-name="T4">$weekNumbersPerMonth</text:span><text:span text:style-name="T10"> = [];</text:span></text:p>
      <text:p text:style-name="P2"><text:span text:style-name="T4">$monthsInYear</text:span><text:span text:style-name="T10"> = [];</text:span></text:p>
      <text:p text:style-name="P5"/>
      <text:p text:style-name="P2"><text:span text:style-name="T2">foreach</text:span><text:span text:style-name="T10"> (</text:span><text:span text:style-name="T4">$months</text:span><text:span text:style-name="T10"> as </text:span><text:span text:style-name="T4">$month</text:span><text:span text:style-name="T10">) {</text:span></text:p>
      <text:p text:style-name="P2"><text:span text:style-name="T5">list</text:span><text:span text:style-name="T10">(</text:span><text:span text:style-name="T4">$year</text:span><text:span text:style-name="T10">, </text:span><text:span text:style-name="T4">$monthNum</text:span><text:span text:style-name="T10">) = </text:span><text:span text:style-name="T5">explode</text:span><text:span text:style-name="T10">(</text:span><text:span text:style-name="T3">'-'</text:span><text:span text:style-name="T10">, </text:span><text:span text:style-name="T4">$month</text:span><text:span text:style-name="T10">);</text:span></text:p>
      <text:p text:style-name="P2"><text:span text:style-name="T4">$daysInMonth</text:span><text:span text:style-name="T10"> = </text:span><text:span text:style-name="T5">date</text:span><text:span text:style-name="T10">(</text:span><text:span text:style-name="T3">'t'</text:span><text:span text:style-name="T10">, </text:span><text:span text:style-name="T5">strtotime</text:span><text:span text:style-name="T10">(</text:span><text:span text:style-name="T4">$month</text:span><text:span text:style-name="T10"> . </text:span><text:span text:style-name="T3">'-01'</text:span><text:span text:style-name="T10">));</text:span></text:p>
      <text:p text:style-name="P5"/>
      <text:p text:style-name="P2"><text:soft-page-break/><text:span text:style-name="T4">$firstDay</text:span><text:span text:style-name="T10"> = </text:span><text:span text:style-name="T7">new</text:span><text:span text:style-name="T10"> </text:span><text:span text:style-name="T12">\DateTime</text:span><text:span text:style-name="T10">(</text:span><text:span text:style-name="T3">"</text:span><text:span text:style-name="T4">$month</text:span><text:span text:style-name="T3">-01"</text:span><text:span text:style-name="T10">);</text:span></text:p>
      <text:p text:style-name="P2"><text:span text:style-name="T4">$lastDay</text:span><text:span text:style-name="T10"> = </text:span><text:span text:style-name="T7">new</text:span><text:span text:style-name="T10"> </text:span><text:span text:style-name="T12">\DateTime</text:span><text:span text:style-name="T10">(</text:span><text:span text:style-name="T3">"</text:span><text:span text:style-name="T4">$month</text:span><text:span text:style-name="T3">-</text:span><text:span text:style-name="T4">$daysInMonth</text:span><text:span text:style-name="T3">"</text:span><text:span text:style-name="T10">);</text:span></text:p>
      <text:p text:style-name="P5"/>
      <text:p text:style-name="P2"><text:span text:style-name="T4">$weekNumbers</text:span><text:span text:style-name="T10"> = [];</text:span></text:p>
      <text:p text:style-name="P2"><text:span text:style-name="T2">for</text:span><text:span text:style-name="T10"> (</text:span><text:span text:style-name="T4">$day</text:span><text:span text:style-name="T10"> = </text:span><text:span text:style-name="T7">clone</text:span><text:span text:style-name="T10"> </text:span><text:span text:style-name="T4">$firstDay</text:span><text:span text:style-name="T10">; </text:span><text:span text:style-name="T4">$day</text:span><text:span text:style-name="T10"> &lt;= </text:span><text:span text:style-name="T4">$lastDay</text:span><text:span text:style-name="T10">; </text:span><text:span text:style-name="T4">$day</text:span><text:span text:style-name="T10">-&gt;</text:span><text:span text:style-name="T5">modify</text:span><text:span text:style-name="T10">(</text:span><text:span text:style-name="T3">'+1 day'</text:span><text:span text:style-name="T10">)) {</text:span></text:p>
      <text:p text:style-name="P2"><text:span text:style-name="T4">$week</text:span><text:span text:style-name="T10"> = </text:span><text:span text:style-name="T4">$day</text:span><text:span text:style-name="T10">-&gt;</text:span><text:span text:style-name="T5">format</text:span><text:span text:style-name="T10">(</text:span><text:span text:style-name="T3">'W'</text:span><text:span text:style-name="T10">);</text:span></text:p>
      <text:p text:style-name="P2"><text:span text:style-name="T4">$weekNumbers</text:span><text:span text:style-name="T10">[</text:span><text:span text:style-name="T4">$week</text:span><text:span text:style-name="T10">] = </text:span><text:span text:style-name="T7">true</text:span><text:span text:style-name="T10">;</text:span></text:p>
      <text:p text:style-name="P8">}</text:p>
      <text:p text:style-name="P5"/>
      <text:p text:style-name="P2"><text:span text:style-name="T4">$weekNumbersPerMonth</text:span><text:span text:style-name="T10">[</text:span><text:span text:style-name="T4">$month</text:span><text:span text:style-name="T10">] = </text:span><text:span text:style-name="T5">array_keys</text:span><text:span text:style-name="T10">(</text:span><text:span text:style-name="T4">$weekNumbers</text:span><text:span text:style-name="T10">);</text:span></text:p>
      <text:p text:style-name="P2"><text:span text:style-name="T4">$monthsInYear</text:span><text:span text:style-name="T10">[</text:span><text:span text:style-name="T4">$year</text:span><text:span text:style-name="T10">] = (</text:span><text:span text:style-name="T4">$monthsInYear</text:span><text:span text:style-name="T10">[</text:span><text:span text:style-name="T4">$year</text:span><text:span text:style-name="T10">] ?? </text:span><text:span text:style-name="T9">0</text:span><text:span text:style-name="T10">) + </text:span><text:span text:style-name="T9">1</text:span><text:span text:style-name="T10">;</text:span></text:p>
      <text:p text:style-name="P8">}</text:p>
      <text:p text:style-name="P5"/>
      <text:p text:style-name="P4">// Yearly weeks</text:p>
      <text:p text:style-name="P2"><text:span text:style-name="T4">$yearlyWeeks</text:span><text:span text:style-name="T10"> = [];</text:span></text:p>
      <text:p text:style-name="P2"><text:span text:style-name="T4">$current</text:span><text:span text:style-name="T10"> = </text:span><text:span text:style-name="T7">clone</text:span><text:span text:style-name="T10"> </text:span><text:span text:style-name="T4">$startDate</text:span><text:span text:style-name="T10">;</text:span></text:p>
      <text:p text:style-name="P2"><text:span text:style-name="T2">while</text:span><text:span text:style-name="T10"> (</text:span><text:span text:style-name="T4">$current</text:span><text:span text:style-name="T10"> &lt;= </text:span><text:span text:style-name="T4">$endDate</text:span><text:span text:style-name="T10">) {</text:span></text:p>
      <text:p text:style-name="P2"><text:span text:style-name="T4">$year</text:span><text:span text:style-name="T10"> = (</text:span><text:span text:style-name="T7">int</text:span><text:span text:style-name="T10">) </text:span><text:span text:style-name="T4">$current</text:span><text:span text:style-name="T10">-&gt;</text:span><text:span text:style-name="T5">format</text:span><text:span text:style-name="T10">(</text:span><text:span text:style-name="T3">'Y'</text:span><text:span text:style-name="T10">);</text:span></text:p>
      <text:p text:style-name="P2"><text:span text:style-name="T4">$week</text:span><text:span text:style-name="T10"> = (</text:span><text:span text:style-name="T7">int</text:span><text:span text:style-name="T10">) </text:span><text:span text:style-name="T4">$current</text:span><text:span text:style-name="T10">-&gt;</text:span><text:span text:style-name="T5">format</text:span><text:span text:style-name="T10">(</text:span><text:span text:style-name="T3">'W'</text:span><text:span text:style-name="T10">);</text:span></text:p>
      <text:p text:style-name="P2"><text:span text:style-name="T4">$yearlyWeeks</text:span><text:span text:style-name="T10">[</text:span><text:span text:style-name="T4">$year</text:span><text:span text:style-name="T10">] = (</text:span><text:span text:style-name="T4">$yearlyWeeks</text:span><text:span text:style-name="T10">[</text:span><text:span text:style-name="T4">$year</text:span><text:span text:style-name="T10">] ?? </text:span><text:span text:style-name="T9">0</text:span><text:span text:style-name="T10">) + </text:span><text:span text:style-name="T9">1</text:span><text:span text:style-name="T10">;</text:span></text:p>
      <text:p text:style-name="P2"><text:span text:style-name="T4">$current</text:span><text:span text:style-name="T10">-&gt;</text:span><text:span text:style-name="T5">modify</text:span><text:span text:style-name="T10">(</text:span><text:span text:style-name="T3">'+1 week'</text:span><text:span text:style-name="T10">);</text:span></text:p>
      <text:p text:style-name="P8">}</text:p>
      <text:p text:style-name="P5"/>
      <text:p text:style-name="P4">// Build all_weeks array (week by week)</text:p>
      <text:p text:style-name="P2"><text:span text:style-name="T4">$allWeeks</text:span><text:span text:style-name="T10"> = [];</text:span></text:p>
      <text:p text:style-name="P2"><text:span text:style-name="T4">$currentWeek</text:span><text:span text:style-name="T10"> = </text:span><text:span text:style-name="T7">clone</text:span><text:span text:style-name="T10"> </text:span><text:span text:style-name="T4">$startDate</text:span><text:span text:style-name="T10">;</text:span></text:p>
      <text:p text:style-name="P2"><text:span text:style-name="T2">while</text:span><text:span text:style-name="T10"> (</text:span><text:span text:style-name="T4">$currentWeek</text:span><text:span text:style-name="T10"> &lt;= </text:span><text:span text:style-name="T4">$endDate</text:span><text:span text:style-name="T10">) {</text:span></text:p>
      <text:p text:style-name="P2"><text:span text:style-name="T4">$weekNumber</text:span><text:span text:style-name="T10"> = (</text:span><text:span text:style-name="T7">int</text:span><text:span text:style-name="T10">) </text:span><text:span text:style-name="T4">$currentWeek</text:span><text:span text:style-name="T10">-&gt;</text:span><text:span text:style-name="T5">format</text:span><text:span text:style-name="T10">(</text:span><text:span text:style-name="T3">'W'</text:span><text:span text:style-name="T10">);</text:span></text:p>
      <text:p text:style-name="P2"><text:span text:style-name="T4">$isoYear</text:span><text:span text:style-name="T10"> = (</text:span><text:span text:style-name="T7">int</text:span><text:span text:style-name="T10">) </text:span><text:span text:style-name="T4">$currentWeek</text:span><text:span text:style-name="T10">-&gt;</text:span><text:span text:style-name="T5">format</text:span><text:span text:style-name="T10">(</text:span><text:span text:style-name="T3">'o'</text:span><text:span text:style-name="T10">);</text:span></text:p>
      <text:p text:style-name="P2"><text:span text:style-name="T4">$displayYear</text:span><text:span text:style-name="T10"> = (</text:span><text:span text:style-name="T7">int</text:span><text:span text:style-name="T10">) </text:span><text:span text:style-name="T4">$currentWeek</text:span><text:span text:style-name="T10">-&gt;</text:span><text:span text:style-name="T5">format</text:span><text:span text:style-name="T10">(</text:span><text:span text:style-name="T3">'Y'</text:span><text:span text:style-name="T10">);</text:span></text:p>
      <text:p text:style-name="P5"/>
      <text:p text:style-name="P2"><text:span text:style-name="T4">$allWeeks</text:span><text:span text:style-name="T10">[] = [</text:span></text:p>
      <text:p text:style-name="P2"><text:span text:style-name="T3">'number'</text:span><text:span text:style-name="T10"> =&gt; </text:span><text:span text:style-name="T4">$weekNumber</text:span><text:span text:style-name="T10">,</text:span></text:p>
      <text:p text:style-name="P2"><text:span text:style-name="T3">'iso_year'</text:span><text:span text:style-name="T10"> =&gt; </text:span><text:span text:style-name="T4">$isoYear</text:span><text:span text:style-name="T10">,</text:span></text:p>
      <text:p text:style-name="P2"><text:span text:style-name="T3">'display_year'</text:span><text:span text:style-name="T10"> =&gt; </text:span><text:span text:style-name="T4">$displayYear</text:span><text:span text:style-name="T10">,</text:span></text:p>
      <text:p text:style-name="P2"><text:span text:style-name="T3">'total_stagiaires'</text:span><text:span text:style-name="T10"> =&gt; </text:span><text:span text:style-name="T7">null</text:span><text:span text:style-name="T10">, </text:span><text:span text:style-name="T1">// Replace with real data if needed</text:span></text:p>
      <text:p text:style-name="P2"><text:span text:style-name="T3">'active_stagiaires'</text:span><text:span text:style-name="T10"> =&gt; </text:span><text:span text:style-name="T7">null</text:span><text:span text:style-name="T10"> </text:span><text:span text:style-name="T1">// Replace with real data if needed</text:span></text:p>
      <text:p text:style-name="P8">];</text:p>
      <text:p text:style-name="P5"/>
      <text:p text:style-name="P2"><text:span text:style-name="T4">$currentWeek</text:span><text:span text:style-name="T10">-&gt;</text:span><text:span text:style-name="T5">modify</text:span><text:span text:style-name="T10">(</text:span><text:span text:style-name="T3">'+1 week'</text:span><text:span text:style-name="T10">);</text:span></text:p>
      <text:p text:style-name="P8">}</text:p>
      <text:p text:style-name="P5"/>
      <text:p text:style-name="P4">// Group formations</text:p>
      <text:p text:style-name="P2"><text:span text:style-name="T4">$groupedFormations</text:span><text:span text:style-name="T10"> = [];</text:span></text:p>
      <text:p text:style-name="P2"><text:span text:style-name="T2">foreach</text:span><text:span text:style-name="T10"> (</text:span><text:span text:style-name="T4">$formations</text:span><text:span text:style-name="T10"> as </text:span><text:span text:style-name="T4">$f</text:span><text:span text:style-name="T10">) {</text:span></text:p>
      <text:p text:style-name="P2"><text:span text:style-name="T4">$group</text:span><text:span text:style-name="T10"> = </text:span><text:span text:style-name="T4">$f</text:span><text:span text:style-name="T10">-&gt;</text:span><text:span text:style-name="T5">getGroupeRattachement</text:span><text:span text:style-name="T10">() ?? </text:span><text:span text:style-name="T3">'Non groupé'</text:span><text:span text:style-name="T10">;</text:span></text:p>
      <text:p text:style-name="P2"><text:span text:style-name="T4">$groupedFormations</text:span><text:span text:style-name="T10">[</text:span><text:span text:style-name="T4">$group</text:span><text:span text:style-name="T10">][] = </text:span><text:span text:style-name="T4">$f</text:span><text:span text:style-name="T10">;</text:span></text:p>
      <text:p text:style-name="P8">}</text:p>
      <text:p text:style-name="P5"><text:soft-page-break/></text:p>
      <text:p text:style-name="P4">// Get holidays</text:p>
      <text:p text:style-name="P2"><text:span text:style-name="T4">$holidays</text:span><text:span text:style-name="T10"> = </text:span><text:span text:style-name="T4">$jourFerieRepository</text:span><text:span text:style-name="T10">-&gt;</text:span><text:span text:style-name="T5">findBetweenDates</text:span><text:span text:style-name="T10">(</text:span><text:span text:style-name="T4">$startDate</text:span><text:span text:style-name="T10">, </text:span><text:span text:style-name="T4">$endDate</text:span><text:span text:style-name="T10">);</text:span></text:p>
      <text:p text:style-name="P5"/>
      <text:p text:style-name="P4">// Marker for today</text:p>
      <text:p text:style-name="P2"><text:span text:style-name="T4">$currentDayOffset</text:span><text:span text:style-name="T10"> = </text:span><text:span text:style-name="T4">$dateService</text:span><text:span text:style-name="T10">-&gt;</text:span><text:span text:style-name="T5">getOffsetDaysBetween</text:span><text:span text:style-name="T10">(</text:span><text:span text:style-name="T4">$startDate</text:span><text:span text:style-name="T10">, </text:span><text:span text:style-name="T4">$today</text:span><text:span text:style-name="T10">);</text:span></text:p>
      <text:p text:style-name="P5"/>
      <text:p text:style-name="P2"><text:span text:style-name="T2">return</text:span><text:span text:style-name="T10"> </text:span><text:span text:style-name="T7">$this</text:span><text:span text:style-name="T10">-&gt;</text:span><text:span text:style-name="T5">render</text:span><text:span text:style-name="T10">(</text:span><text:span text:style-name="T3">'planning/index.html.twig'</text:span><text:span text:style-name="T10">, [</text:span></text:p>
      <text:p text:style-name="P2"><text:span text:style-name="T3">'grouped_formations'</text:span><text:span text:style-name="T10"> =&gt; </text:span><text:span text:style-name="T4">$groupedFormations</text:span><text:span text:style-name="T10">,</text:span></text:p>
      <text:p text:style-name="P2"><text:span text:style-name="T3">'holidays'</text:span><text:span text:style-name="T10"> =&gt; </text:span><text:span text:style-name="T4">$holidays</text:span><text:span text:style-name="T10">,</text:span></text:p>
      <text:p text:style-name="P2"><text:span text:style-name="T3">'months'</text:span><text:span text:style-name="T10"> =&gt; </text:span><text:span text:style-name="T4">$months</text:span><text:span text:style-name="T10">,</text:span></text:p>
      <text:p text:style-name="P2"><text:span text:style-name="T3">'week_numbers_per_month'</text:span><text:span text:style-name="T10"> =&gt; </text:span><text:span text:style-name="T4">$weekNumbersPerMonth</text:span><text:span text:style-name="T10">,</text:span></text:p>
      <text:p text:style-name="P2"><text:span text:style-name="T3">'months_in_year'</text:span><text:span text:style-name="T10"> =&gt; </text:span><text:span text:style-name="T4">$monthsInYear</text:span><text:span text:style-name="T10">,</text:span></text:p>
      <text:p text:style-name="P2"><text:span text:style-name="T3">'yearly_weeks'</text:span><text:span text:style-name="T10"> =&gt; </text:span><text:span text:style-name="T4">$yearlyWeeks</text:span><text:span text:style-name="T10">,</text:span></text:p>
      <text:p text:style-name="P2"><text:span text:style-name="T3">'all_weeks'</text:span><text:span text:style-name="T10"> =&gt; </text:span><text:span text:style-name="T4">$allWeeks</text:span><text:span text:style-name="T10">, </text:span><text:span text:style-name="T1">// ✅ FIXED</text:span></text:p>
      <text:p text:style-name="P2"><text:span text:style-name="T3">'start_date'</text:span><text:span text:style-name="T10"> =&gt; </text:span><text:span text:style-name="T4">$startDate</text:span><text:span text:style-name="T10">,</text:span></text:p>
      <text:p text:style-name="P2"><text:span text:style-name="T3">'end_date'</text:span><text:span text:style-name="T10"> =&gt; </text:span><text:span text:style-name="T4">$endDate</text:span><text:span text:style-name="T10">,</text:span></text:p>
      <text:p text:style-name="P2"><text:span text:style-name="T3">'dayWidth'</text:span><text:span text:style-name="T10"> =&gt; </text:span><text:span text:style-name="T9">2</text:span><text:span text:style-name="T10">,</text:span></text:p>
      <text:p text:style-name="P2"><text:span text:style-name="T3">'current_day_position'</text:span><text:span text:style-name="T10"> =&gt; </text:span><text:span text:style-name="T4">$currentDayOffset</text:span><text:span text:style-name="T10"> * </text:span><text:span text:style-name="T9">2</text:span><text:span text:style-name="T10">,</text:span></text:p>
      <text:p text:style-name="P2"><text:span text:style-name="T3">'date_service'</text:span><text:span text:style-name="T10"> =&gt; </text:span><text:span text:style-name="T4">$dateService</text:span></text:p>
      <text:p text:style-name="P8">]);</text:p>
      <text:p text:style-name="P8">}</text:p>
      <text:p text:style-name="P8">}</text:p>
      <text:p text:style-name="P7"/>
      <text:p text:style-name="P7"/>
      <text:p text:style-name="P7"/>
      <text:p text:style-name="P7">*************************************************</text:p>
      <text:p text:style-name="P3"><text:span text:style-name="T13">this is i use</text:span><text:line-break/></text:p>
      <text:p text:style-name="P2"><text:span text:style-name="T7">namespace</text:span><text:span text:style-name="T10"> </text:span><text:span text:style-name="T12">App\Controller</text:span><text:span text:style-name="T10">;</text:span></text:p>
      <text:p text:style-name="P5"/>
      <text:p text:style-name="P2"><text:span text:style-name="T7">use</text:span><text:span text:style-name="T10"> App\Repository\</text:span><text:span text:style-name="T12">FormationRepository</text:span><text:span text:style-name="T10">;</text:span></text:p>
      <text:p text:style-name="P2"><text:span text:style-name="T7">use</text:span><text:span text:style-name="T10"> App\Repository\</text:span><text:span text:style-name="T12">JourFerieRepository</text:span><text:span text:style-name="T10">;</text:span></text:p>
      <text:p text:style-name="P2"><text:span text:style-name="T7">use</text:span><text:span text:style-name="T10"> App\Service\DateLibrary\</text:span><text:span text:style-name="T12">DateService</text:span><text:span text:style-name="T10">;</text:span></text:p>
      <text:p text:style-name="P2"><text:span text:style-name="T7">use</text:span><text:span text:style-name="T10"> Symfony\Bundle\FrameworkBundle\Controller\</text:span><text:span text:style-name="T12">AbstractController</text:span><text:span text:style-name="T10">;</text:span></text:p>
      <text:p text:style-name="P2"><text:span text:style-name="T7">use</text:span><text:span text:style-name="T10"> Symfony\Component\HttpFoundation\</text:span><text:span text:style-name="T12">Response</text:span><text:span text:style-name="T10">;</text:span></text:p>
      <text:p text:style-name="P2"><text:span text:style-name="T7">use</text:span><text:span text:style-name="T10"> Symfony\Component\Routing\Annotation\</text:span><text:span text:style-name="T12">Route</text:span><text:span text:style-name="T10">;</text:span></text:p>
      <text:p text:style-name="P5"/>
      <text:p text:style-name="P2"><text:span text:style-name="T7">class</text:span><text:span text:style-name="T10"> </text:span><text:span text:style-name="T12">PlanningController</text:span><text:span text:style-name="T10"> </text:span><text:span text:style-name="T7">extends</text:span><text:span text:style-name="T10"> </text:span><text:span text:style-name="T12">AbstractController</text:span></text:p>
      <text:p text:style-name="P8">{</text:p>
      <text:p text:style-name="P4">// CONTROLLER</text:p>
      <text:p text:style-name="P2"><text:span text:style-name="T10">#[Route(</text:span><text:span text:style-name="T3">'/'</text:span><text:span text:style-name="T10">, </text:span><text:span text:style-name="T4">name</text:span><text:span text:style-name="T10">: </text:span><text:span text:style-name="T3">'app_planning'</text:span><text:span text:style-name="T10">)]</text:span></text:p>
      <text:p text:style-name="P2"><text:span text:style-name="T7">public</text:span><text:span text:style-name="T10"> </text:span><text:span text:style-name="T7">function</text:span><text:span text:style-name="T10"> </text:span><text:span text:style-name="T5">index</text:span><text:span text:style-name="T10">(</text:span></text:p>
      <text:p text:style-name="P2"><text:span text:style-name="T12">FormationRepository</text:span><text:span text:style-name="T10"> </text:span><text:span text:style-name="T4">$formationRepository</text:span><text:span text:style-name="T10">,</text:span></text:p>
      <text:p text:style-name="P2"><text:span text:style-name="T12">JourFerieRepository</text:span><text:span text:style-name="T10"> </text:span><text:span text:style-name="T4">$jourFerieRepository</text:span><text:span text:style-name="T10">,</text:span></text:p>
      <text:p text:style-name="P2"><text:span text:style-name="T12">DateService</text:span><text:span text:style-name="T10"> </text:span><text:span text:style-name="T4">$dateService</text:span></text:p>
      <text:p text:style-name="P2"><text:span text:style-name="T10">): </text:span><text:span text:style-name="T12">Response</text:span><text:span text:style-name="T10"> {</text:span></text:p>
      <text:p text:style-name="P2"><text:span text:style-name="T4">$formations</text:span><text:span text:style-name="T10"> = </text:span><text:span text:style-name="T4">$formationRepository</text:span><text:span text:style-name="T10">-&gt;</text:span><text:span text:style-name="T5">findAllWithRelations</text:span><text:span text:style-name="T10">();</text:span></text:p>
      <text:p text:style-name="P2"><text:soft-page-break/><text:span text:style-name="T4">$today</text:span><text:span text:style-name="T10"> = </text:span><text:span text:style-name="T7">new</text:span><text:span text:style-name="T10"> </text:span><text:span text:style-name="T12">\DateTime</text:span><text:span text:style-name="T10">();</text:span></text:p>
      <text:p text:style-name="P5"/>
      <text:p text:style-name="P4">// Calculate date range</text:p>
      <text:p text:style-name="P2"><text:span text:style-name="T4">$startDate</text:span><text:span text:style-name="T10"> = </text:span><text:span text:style-name="T7">new</text:span><text:span text:style-name="T10"> </text:span><text:span text:style-name="T12">\DateTime</text:span><text:span text:style-name="T10">(</text:span><text:span text:style-name="T3">'2024-01-01'</text:span><text:span text:style-name="T10">);</text:span></text:p>
      <text:p text:style-name="P2"><text:span text:style-name="T4">$endDate</text:span><text:span text:style-name="T10"> = </text:span><text:span text:style-name="T7">new</text:span><text:span text:style-name="T10"> </text:span><text:span text:style-name="T12">\DateTime</text:span><text:span text:style-name="T10">(</text:span><text:span text:style-name="T3">'2030-12-31'</text:span><text:span text:style-name="T10">);</text:span></text:p>
      <text:p text:style-name="P5"/>
      <text:p text:style-name="P2"><text:span text:style-name="T2">foreach</text:span><text:span text:style-name="T10"> (</text:span><text:span text:style-name="T4">$formations</text:span><text:span text:style-name="T10"> as </text:span><text:span text:style-name="T4">$f</text:span><text:span text:style-name="T10">) {</text:span></text:p>
      <text:p text:style-name="P2"><text:span text:style-name="T4">$startDate</text:span><text:span text:style-name="T10"> = </text:span><text:span text:style-name="T5">min</text:span><text:span text:style-name="T10">(</text:span><text:span text:style-name="T4">$startDate</text:span><text:span text:style-name="T10">, </text:span><text:span text:style-name="T4">$f</text:span><text:span text:style-name="T10">-&gt;</text:span><text:span text:style-name="T5">getDateDebut</text:span><text:span text:style-name="T10">());</text:span></text:p>
      <text:p text:style-name="P2"><text:span text:style-name="T4">$endDate</text:span><text:span text:style-name="T10"> = </text:span><text:span text:style-name="T5">max</text:span><text:span text:style-name="T10">(</text:span><text:span text:style-name="T4">$endDate</text:span><text:span text:style-name="T10">, </text:span><text:span text:style-name="T4">$f</text:span><text:span text:style-name="T10">-&gt;</text:span><text:span text:style-name="T5">getDateFin</text:span><text:span text:style-name="T10">());</text:span></text:p>
      <text:p text:style-name="P8">}</text:p>
      <text:p text:style-name="P5"/>
      <text:p text:style-name="P4">// Get date components</text:p>
      <text:p text:style-name="P2"><text:span text:style-name="T4">$months</text:span><text:span text:style-name="T10"> = </text:span><text:span text:style-name="T4">$dateService</text:span><text:span text:style-name="T10">-&gt;</text:span><text:span text:style-name="T5">getMonthsBetweenDates</text:span><text:span text:style-name="T10">(</text:span><text:span text:style-name="T4">$startDate</text:span><text:span text:style-name="T10">, </text:span><text:span text:style-name="T4">$endDate</text:span><text:span text:style-name="T10">);</text:span></text:p>
      <text:p text:style-name="P2"><text:span text:style-name="T4">$weeksInYear</text:span><text:span text:style-name="T10"> = [];</text:span></text:p>
      <text:p text:style-name="P2"><text:span text:style-name="T4">$monthsInYear</text:span><text:span text:style-name="T10"> = [];</text:span></text:p>
      <text:p text:style-name="P2"><text:span text:style-name="T4">$weekNumbersPerMonth</text:span><text:span text:style-name="T10"> = [];</text:span></text:p>
      <text:p text:style-name="P2"><text:span text:style-name="T4">$monthsInYear</text:span><text:span text:style-name="T10"> = [];</text:span></text:p>
      <text:p text:style-name="P5"/>
      <text:p text:style-name="P2"><text:span text:style-name="T2">foreach</text:span><text:span text:style-name="T10"> (</text:span><text:span text:style-name="T4">$months</text:span><text:span text:style-name="T10"> as </text:span><text:span text:style-name="T4">$month</text:span><text:span text:style-name="T10">) {</text:span></text:p>
      <text:p text:style-name="P2"><text:span text:style-name="T5">list</text:span><text:span text:style-name="T10">(</text:span><text:span text:style-name="T4">$year</text:span><text:span text:style-name="T10">, </text:span><text:span text:style-name="T4">$monthNum</text:span><text:span text:style-name="T10">) = </text:span><text:span text:style-name="T5">explode</text:span><text:span text:style-name="T10">(</text:span><text:span text:style-name="T3">'-'</text:span><text:span text:style-name="T10">, </text:span><text:span text:style-name="T4">$month</text:span><text:span text:style-name="T10">);</text:span></text:p>
      <text:p text:style-name="P2"><text:span text:style-name="T4">$daysInMonth</text:span><text:span text:style-name="T10"> = </text:span><text:span text:style-name="T5">date</text:span><text:span text:style-name="T10">(</text:span><text:span text:style-name="T3">'t'</text:span><text:span text:style-name="T10">, </text:span><text:span text:style-name="T5">strtotime</text:span><text:span text:style-name="T10">(</text:span><text:span text:style-name="T4">$month</text:span><text:span text:style-name="T10"> . </text:span><text:span text:style-name="T3">'-01'</text:span><text:span text:style-name="T10">));</text:span></text:p>
      <text:p text:style-name="P5"/>
      <text:p text:style-name="P2"><text:span text:style-name="T4">$firstDay</text:span><text:span text:style-name="T10"> = </text:span><text:span text:style-name="T7">new</text:span><text:span text:style-name="T10"> </text:span><text:span text:style-name="T12">\DateTime</text:span><text:span text:style-name="T10">(</text:span><text:span text:style-name="T3">"</text:span><text:span text:style-name="T4">$month</text:span><text:span text:style-name="T3">-01"</text:span><text:span text:style-name="T10">);</text:span></text:p>
      <text:p text:style-name="P2"><text:span text:style-name="T4">$lastDay</text:span><text:span text:style-name="T10"> = </text:span><text:span text:style-name="T7">new</text:span><text:span text:style-name="T10"> </text:span><text:span text:style-name="T12">\DateTime</text:span><text:span text:style-name="T10">(</text:span><text:span text:style-name="T3">"</text:span><text:span text:style-name="T4">$month</text:span><text:span text:style-name="T3">-</text:span><text:span text:style-name="T4">$daysInMonth</text:span><text:span text:style-name="T3">"</text:span><text:span text:style-name="T10">);</text:span></text:p>
      <text:p text:style-name="P5"/>
      <text:p text:style-name="P2"><text:span text:style-name="T4">$weekNumbers</text:span><text:span text:style-name="T10"> = [];</text:span></text:p>
      <text:p text:style-name="P2"><text:span text:style-name="T2">for</text:span><text:span text:style-name="T10"> (</text:span><text:span text:style-name="T4">$day</text:span><text:span text:style-name="T10"> = </text:span><text:span text:style-name="T7">clone</text:span><text:span text:style-name="T10"> </text:span><text:span text:style-name="T4">$firstDay</text:span><text:span text:style-name="T10">; </text:span><text:span text:style-name="T4">$day</text:span><text:span text:style-name="T10"> &lt;= </text:span><text:span text:style-name="T4">$lastDay</text:span><text:span text:style-name="T10">; </text:span><text:span text:style-name="T4">$day</text:span><text:span text:style-name="T10">-&gt;</text:span><text:span text:style-name="T5">modify</text:span><text:span text:style-name="T10">(</text:span><text:span text:style-name="T3">'+1 day'</text:span><text:span text:style-name="T10">)) {</text:span></text:p>
      <text:p text:style-name="P2"><text:span text:style-name="T4">$week</text:span><text:span text:style-name="T10"> = </text:span><text:span text:style-name="T4">$day</text:span><text:span text:style-name="T10">-&gt;</text:span><text:span text:style-name="T5">format</text:span><text:span text:style-name="T10">(</text:span><text:span text:style-name="T3">'W'</text:span><text:span text:style-name="T10">);</text:span></text:p>
      <text:p text:style-name="P2"><text:span text:style-name="T4">$weekNumbers</text:span><text:span text:style-name="T10">[</text:span><text:span text:style-name="T4">$week</text:span><text:span text:style-name="T10">] = </text:span><text:span text:style-name="T7">true</text:span><text:span text:style-name="T10">;</text:span></text:p>
      <text:p text:style-name="P8">}</text:p>
      <text:p text:style-name="P5"/>
      <text:p text:style-name="P4">// Save the actual week numbers as an array</text:p>
      <text:p text:style-name="P2"><text:span text:style-name="T4">$weekNumbersPerMonth</text:span><text:span text:style-name="T10">[</text:span><text:span text:style-name="T4">$month</text:span><text:span text:style-name="T10">] = </text:span><text:span text:style-name="T5">array_keys</text:span><text:span text:style-name="T10">(</text:span><text:span text:style-name="T4">$weekNumbers</text:span><text:span text:style-name="T10">);</text:span></text:p>
      <text:p text:style-name="P5"/>
      <text:p text:style-name="P2"><text:span text:style-name="T4">$monthsInYear</text:span><text:span text:style-name="T10">[</text:span><text:span text:style-name="T4">$year</text:span><text:span text:style-name="T10">] = (</text:span><text:span text:style-name="T4">$monthsInYear</text:span><text:span text:style-name="T10">[</text:span><text:span text:style-name="T4">$year</text:span><text:span text:style-name="T10">] ?? </text:span><text:span text:style-name="T9">0</text:span><text:span text:style-name="T10">) + </text:span><text:span text:style-name="T9">1</text:span><text:span text:style-name="T10">;</text:span></text:p>
      <text:p text:style-name="P8">}</text:p>
      <text:p text:style-name="P6"/>
      <text:p text:style-name="P4">// Group formations</text:p>
      <text:p text:style-name="P2"><text:span text:style-name="T4">$groupedFormations</text:span><text:span text:style-name="T10"> = [];</text:span></text:p>
      <text:p text:style-name="P2"><text:span text:style-name="T2">foreach</text:span><text:span text:style-name="T10"> (</text:span><text:span text:style-name="T4">$formations</text:span><text:span text:style-name="T10"> as </text:span><text:span text:style-name="T4">$f</text:span><text:span text:style-name="T10">) {</text:span></text:p>
      <text:p text:style-name="P2"><text:span text:style-name="T4">$group</text:span><text:span text:style-name="T10"> = </text:span><text:span text:style-name="T4">$f</text:span><text:span text:style-name="T10">-&gt;</text:span><text:span text:style-name="T5">getGroupeRattachement</text:span><text:span text:style-name="T10">() ?? </text:span><text:span text:style-name="T3">'Non groupé'</text:span><text:span text:style-name="T10">;</text:span></text:p>
      <text:p text:style-name="P2"><text:span text:style-name="T4">$groupedFormations</text:span><text:span text:style-name="T10">[</text:span><text:span text:style-name="T4">$group</text:span><text:span text:style-name="T10">][] = </text:span><text:span text:style-name="T4">$f</text:span><text:span text:style-name="T10">;</text:span></text:p>
      <text:p text:style-name="P8">}</text:p>
      <text:p text:style-name="P5"/>
      <text:p text:style-name="P4">// Get holidays with their full data</text:p>
      <text:p text:style-name="P2"><text:span text:style-name="T4">$holidays</text:span><text:span text:style-name="T10"> = </text:span><text:span text:style-name="T4">$jourFerieRepository</text:span><text:span text:style-name="T10">-&gt;</text:span><text:span text:style-name="T5">findBetweenDates</text:span><text:span text:style-name="T10">(</text:span><text:span text:style-name="T4">$startDate</text:span><text:span text:style-name="T10">, </text:span><text:span text:style-name="T4">$endDate</text:span><text:span text:style-name="T10">);</text:span></text:p>
      <text:p text:style-name="P2"><text:span text:style-name="T4">$currentDayOffset</text:span><text:span text:style-name="T10"> = </text:span><text:span text:style-name="T4">$dateService</text:span><text:span text:style-name="T10">-&gt;</text:span><text:span text:style-name="T5">getOffsetDaysBetween</text:span><text:span text:style-name="T10">(</text:span><text:span text:style-name="T4">$startDate</text:span><text:span text:style-name="T10">, </text:span><text:span text:style-name="T4">$today</text:span><text:span text:style-name="T10">);</text:span></text:p>
      <text:p text:style-name="P5"><text:soft-page-break/></text:p>
      <text:p text:style-name="P2"><text:span text:style-name="T2">return</text:span><text:span text:style-name="T10"> </text:span><text:span text:style-name="T7">$this</text:span><text:span text:style-name="T10">-&gt;</text:span><text:span text:style-name="T5">render</text:span><text:span text:style-name="T10">(</text:span><text:span text:style-name="T3">'planning/index.html.twig'</text:span><text:span text:style-name="T10">, [</text:span></text:p>
      <text:p text:style-name="P2"><text:span text:style-name="T3">'grouped_formations'</text:span><text:span text:style-name="T10"> =&gt; </text:span><text:span text:style-name="T4">$groupedFormations</text:span><text:span text:style-name="T10">,</text:span></text:p>
      <text:p text:style-name="P2"><text:span text:style-name="T3">'holidays'</text:span><text:span text:style-name="T10"> =&gt; </text:span><text:span text:style-name="T4">$holidays</text:span><text:span text:style-name="T10">, </text:span><text:span text:style-name="T1">// Pass full entities</text:span></text:p>
      <text:p text:style-name="P2"><text:span text:style-name="T3">'months'</text:span><text:span text:style-name="T10"> =&gt; </text:span><text:span text:style-name="T4">$months</text:span><text:span text:style-name="T10">,</text:span></text:p>
      <text:p text:style-name="P2"><text:span text:style-name="T3">'week_numbers_per_month'</text:span><text:span text:style-name="T10"> =&gt; </text:span><text:span text:style-name="T4">$weekNumbersPerMonth</text:span><text:span text:style-name="T10">,</text:span></text:p>
      <text:p text:style-name="P2"><text:span text:style-name="T3">'months_in_year'</text:span><text:span text:style-name="T10"> =&gt; </text:span><text:span text:style-name="T4">$monthsInYear</text:span><text:span text:style-name="T10">,</text:span></text:p>
      <text:p text:style-name="P2"><text:span text:style-name="T3">'start_date'</text:span><text:span text:style-name="T10"> =&gt; </text:span><text:span text:style-name="T4">$startDate</text:span><text:span text:style-name="T10">,</text:span></text:p>
      <text:p text:style-name="P2"><text:span text:style-name="T3">'end_date'</text:span><text:span text:style-name="T10"> =&gt; </text:span><text:span text:style-name="T4">$endDate</text:span><text:span text:style-name="T10">,</text:span></text:p>
      <text:p text:style-name="P2"><text:span text:style-name="T3">'dayWidth'</text:span><text:span text:style-name="T10"> =&gt; </text:span><text:span text:style-name="T9">2</text:span><text:span text:style-name="T10">,</text:span></text:p>
      <text:p text:style-name="P2"><text:span text:style-name="T3">'current_day_position'</text:span><text:span text:style-name="T10"> =&gt; </text:span><text:span text:style-name="T4">$currentDayOffset</text:span><text:span text:style-name="T10"> * </text:span><text:span text:style-name="T9">2</text:span><text:span text:style-name="T10">,</text:span></text:p>
      <text:p text:style-name="P2"><text:span text:style-name="T3">'date_service'</text:span><text:span text:style-name="T10"> =&gt; </text:span><text:span text:style-name="T4">$dateService</text:span></text:p>
      <text:p text:style-name="P8">]);</text:p>
      <text:p text:style-name="P8">}</text:p>
      <text:p text:style-name="P8">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9:36:51.340083141</meta:creation-date>
    <dc:date>2025-06-12T16:32:17.687421679</dc:date>
    <meta:editing-duration>PT15M5S</meta:editing-duration>
    <meta:editing-cycles>1</meta:editing-cycles>
    <meta:document-statistic meta:table-count="0" meta:image-count="0" meta:object-count="0" meta:page-count="12" meta:paragraph-count="436" meta:word-count="1447" meta:character-count="12498" meta:non-whitespace-character-count="11484"/>
    <meta:generator>LibreOffice/7.3.7.2$Linux_X86_64 LibreOffice_project/30$Build-2</meta:generator>
  </office:meta>
</office:document-meta>
</file>